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fo:font-weight="normal" officeooo:rsid="001f945a" officeooo:paragraph-rsid="001f945a" style:font-size-asian="13.1000003814697pt" style:font-weight-asian="normal" style:font-size-complex="15pt" style:font-weight-complex="normal"/>
    </style:style>
    <style:style style:name="P2" style:family="paragraph" style:parent-style-name="Standard">
      <style:paragraph-properties fo:text-align="center" style:justify-single-word="false"/>
      <style:text-properties fo:font-size="15pt" style:text-underline-style="none" fo:font-weight="bold" officeooo:rsid="001f945a" officeooo:paragraph-rsid="001f945a"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5pt" style:text-underline-style="none" fo:font-weight="bold" officeooo:rsid="002a85e1" officeooo:paragraph-rsid="002a85e1" style:font-size-asian="13.1000003814697pt" style:font-weight-asian="bold" style:font-size-complex="15pt" style:font-weight-complex="bold"/>
    </style:style>
    <style:style style:name="P4" style:family="paragraph" style:parent-style-name="Standard">
      <style:paragraph-properties fo:text-align="center" style:justify-single-word="false"/>
      <style:text-properties fo:font-size="15pt" style:text-underline-style="none" fo:font-weight="bold" officeooo:rsid="002ffc7c" officeooo:paragraph-rsid="002ffc7c" style:font-size-asian="13.1000003814697pt" style:font-weight-asian="bold" style:font-size-complex="15pt" style:font-weight-complex="bold"/>
    </style:style>
    <style:style style:name="P5" style:family="paragraph" style:parent-style-name="Standard">
      <style:paragraph-properties fo:text-align="center" style:justify-single-word="false"/>
      <style:text-properties fo:font-size="15pt" style:text-underline-style="none" fo:font-weight="bold" officeooo:rsid="00356b46" officeooo:paragraph-rsid="00356b46" style:font-size-asian="13.1000003814697pt" style:font-weight-asian="bold" style:font-size-complex="15pt" style:font-weight-complex="bold"/>
    </style:style>
    <style:style style:name="P6" style:family="paragraph" style:parent-style-name="Standard">
      <style:paragraph-properties fo:text-align="center" style:justify-single-word="false"/>
      <style:text-properties fo:font-size="15pt" style:text-underline-style="none" fo:font-weight="bold" officeooo:rsid="0045469e" officeooo:paragraph-rsid="0045469e" style:font-size-asian="13.1000003814697pt" style:font-weight-asian="bold" style:font-size-complex="15pt" style:font-weight-complex="bold"/>
    </style:style>
    <style:style style:name="P7" style:family="paragraph" style:parent-style-name="Standard">
      <style:paragraph-properties fo:text-align="center" style:justify-single-word="false"/>
      <style:text-properties fo:font-size="15pt" style:text-underline-style="none" fo:font-weight="bold" officeooo:rsid="0048e013" officeooo:paragraph-rsid="0048e013" style:font-size-asian="13.1000003814697pt" style:font-weight-asian="bold" style:font-size-complex="15pt" style:font-weight-complex="bold"/>
    </style:style>
    <style:style style:name="P8" style:family="paragraph" style:parent-style-name="Standard">
      <style:paragraph-properties fo:text-align="center" style:justify-single-word="false"/>
      <style:text-properties fo:font-size="15pt" style:text-underline-style="none" fo:font-weight="bold" officeooo:rsid="00404f67" officeooo:paragraph-rsid="0035cb3e" style:font-size-asian="13.1000003814697pt" style:font-weight-asian="bold" style:font-size-complex="15pt" style:font-weight-complex="bold"/>
    </style:style>
    <style:style style:name="P9" style:family="paragraph" style:parent-style-name="Standard">
      <style:paragraph-properties fo:text-align="center" style:justify-single-word="false"/>
      <style:text-properties fo:font-size="15pt" style:text-underline-style="none" fo:font-weight="bold" officeooo:rsid="005332df" officeooo:paragraph-rsid="005332df" style:font-size-asian="13.1000003814697pt" style:font-weight-asian="bold" style:font-size-complex="15pt" style:font-weight-complex="bold"/>
    </style:style>
    <style:style style:name="P10" style:family="paragraph" style:parent-style-name="Standard">
      <style:paragraph-properties fo:text-align="center" style:justify-single-word="false"/>
      <style:text-properties fo:font-size="15pt" style:text-underline-style="none" fo:font-weight="bold" officeooo:rsid="005666c5" officeooo:paragraph-rsid="005666c5" style:font-size-asian="13.1000003814697pt" style:font-weight-asian="bold" style:font-size-complex="15pt" style:font-weight-complex="bold"/>
    </style:style>
    <style:style style:name="P11" style:family="paragraph" style:parent-style-name="Standard">
      <style:paragraph-properties fo:text-align="center" style:justify-single-word="false"/>
      <style:text-properties fo:font-size="15pt" style:text-underline-style="none" fo:font-weight="bold" officeooo:rsid="005c6be5" officeooo:paragraph-rsid="005c6be5" style:font-size-asian="13.1000003814697pt" style:font-weight-asian="bold" style:font-size-complex="15pt" style:font-weight-complex="bold"/>
    </style:style>
    <style:style style:name="P12" style:family="paragraph" style:parent-style-name="Standard">
      <style:paragraph-properties fo:text-align="center" style:justify-single-word="false"/>
      <style:text-properties fo:font-size="15pt" style:text-underline-style="none" fo:font-weight="bold" officeooo:rsid="0064c9c1" officeooo:paragraph-rsid="0064c9c1" style:font-size-asian="13.1000003814697pt" style:font-weight-asian="bold" style:font-size-complex="15pt" style:font-weight-complex="bold"/>
    </style:style>
    <style:style style:name="P13" style:family="paragraph" style:parent-style-name="Standard">
      <style:paragraph-properties fo:text-align="center" style:justify-single-word="false"/>
      <style:text-properties fo:font-size="15pt" style:text-underline-style="none" fo:font-weight="bold" officeooo:rsid="00681373" officeooo:paragraph-rsid="00681373" style:font-size-asian="13.1000003814697pt" style:font-weight-asian="bold" style:font-size-complex="15pt" style:font-weight-complex="bold"/>
    </style:style>
    <style:style style:name="P14" style:family="paragraph" style:parent-style-name="Standard">
      <style:paragraph-properties fo:text-align="center" style:justify-single-word="false"/>
      <style:text-properties fo:font-size="15pt" style:text-underline-style="none" fo:font-weight="bold" officeooo:rsid="006a199a" officeooo:paragraph-rsid="006a199a" style:font-size-asian="13.1000003814697pt" style:font-weight-asian="bold" style:font-size-complex="15pt" style:font-weight-complex="bold"/>
    </style:style>
    <style:style style:name="P15" style:family="paragraph" style:parent-style-name="Standard">
      <style:paragraph-properties fo:text-align="center" style:justify-single-word="false"/>
      <style:text-properties fo:font-size="15pt" style:text-underline-style="none" fo:font-weight="bold" officeooo:rsid="006c297b" officeooo:paragraph-rsid="006c297b" style:font-size-asian="13.1000003814697pt" style:font-weight-asian="bold" style:font-size-complex="15pt" style:font-weight-complex="bold"/>
    </style:style>
    <style:style style:name="P16" style:family="paragraph" style:parent-style-name="Standard">
      <style:paragraph-properties fo:text-align="center" style:justify-single-word="false"/>
      <style:text-properties fo:font-size="15pt" style:text-underline-style="none" fo:font-weight="bold" officeooo:rsid="0070afcb" officeooo:paragraph-rsid="0070afcb" style:font-size-asian="13.1000003814697pt" style:font-weight-asian="bold" style:font-size-complex="15pt" style:font-weight-complex="bold"/>
    </style:style>
    <style:style style:name="P17" style:family="paragraph" style:parent-style-name="Standard">
      <style:paragraph-properties fo:text-align="center" style:justify-single-word="false"/>
      <style:text-properties fo:font-size="15pt" style:text-underline-style="none" fo:font-weight="bold" officeooo:rsid="00761632" officeooo:paragraph-rsid="00761632" style:font-size-asian="13.1000003814697pt" style:font-weight-asian="bold" style:font-size-complex="15pt" style:font-weight-complex="bold"/>
    </style:style>
    <style:style style:name="P18" style:family="paragraph" style:parent-style-name="Standard">
      <style:paragraph-properties fo:text-align="center" style:justify-single-word="false"/>
      <style:text-properties fo:font-size="15pt" style:text-underline-style="none" fo:font-weight="bold" officeooo:rsid="007720bb" officeooo:paragraph-rsid="007720bb" style:font-size-asian="13.1000003814697pt" style:font-weight-asian="bold" style:font-size-complex="15pt" style:font-weight-complex="bold"/>
    </style:style>
    <style:style style:name="P19" style:family="paragraph" style:parent-style-name="Standard">
      <style:paragraph-properties fo:text-align="center" style:justify-single-word="false"/>
      <style:text-properties fo:font-size="15pt" style:text-underline-style="none" fo:font-weight="bold" officeooo:rsid="007c9d77" officeooo:paragraph-rsid="007c9d77" style:font-size-asian="13.1000003814697pt" style:font-weight-asian="bold" style:font-size-complex="15pt" style:font-weight-complex="bold"/>
    </style:style>
    <style:style style:name="P20" style:family="paragraph" style:parent-style-name="Standard">
      <style:paragraph-properties fo:text-align="center" style:justify-single-word="false"/>
      <style:text-properties fo:font-size="15pt" style:text-underline-style="none" fo:font-weight="bold" officeooo:rsid="00829072" officeooo:paragraph-rsid="00829072" style:font-size-asian="13.1000003814697pt" style:font-weight-asian="bold" style:font-size-complex="15pt" style:font-weight-complex="bold"/>
    </style:style>
    <style:style style:name="P21" style:family="paragraph" style:parent-style-name="Standard">
      <style:paragraph-properties fo:text-align="center" style:justify-single-word="false"/>
      <style:text-properties fo:font-size="15pt" style:text-underline-style="none" fo:font-weight="bold" officeooo:rsid="008f5885" officeooo:paragraph-rsid="008f5885" style:font-size-asian="13.1000003814697pt" style:font-weight-asian="bold" style:font-size-complex="15pt" style:font-weight-complex="bold"/>
    </style:style>
    <style:style style:name="P22" style:family="paragraph" style:parent-style-name="Standard">
      <style:paragraph-properties fo:text-align="center" style:justify-single-word="false"/>
      <style:text-properties fo:font-size="15pt" style:text-underline-style="none" fo:font-weight="bold" officeooo:rsid="009145d9" officeooo:paragraph-rsid="009145d9" style:font-size-asian="13.1000003814697pt" style:font-weight-asian="bold" style:font-size-complex="15pt" style:font-weight-complex="bold"/>
    </style:style>
    <style:style style:name="P23" style:family="paragraph" style:parent-style-name="Standard">
      <style:paragraph-properties fo:text-align="center" style:justify-single-word="false"/>
      <style:text-properties fo:font-size="15pt" style:text-underline-style="none" fo:font-weight="bold" officeooo:rsid="00940bfe" officeooo:paragraph-rsid="00940bfe" style:font-size-asian="13.1000003814697pt" style:font-weight-asian="bold" style:font-size-complex="15pt" style:font-weight-complex="bold"/>
    </style:style>
    <style:style style:name="P24" style:family="paragraph" style:parent-style-name="Standard">
      <style:paragraph-properties fo:text-align="center" style:justify-single-word="false"/>
      <style:text-properties fo:font-size="15pt" style:text-underline-style="none" fo:font-weight="bold" officeooo:rsid="009841ce" officeooo:paragraph-rsid="009841ce" style:font-size-asian="13.1000003814697pt" style:font-weight-asian="bold" style:font-size-complex="15pt" style:font-weight-complex="bold"/>
    </style:style>
    <style:style style:name="P25" style:family="paragraph" style:parent-style-name="Standard">
      <style:paragraph-properties fo:text-align="center" style:justify-single-word="false"/>
      <style:text-properties fo:font-size="15pt" style:text-underline-style="none" fo:font-weight="bold" officeooo:rsid="00a30899" officeooo:paragraph-rsid="00a30899" style:font-size-asian="13.1000003814697pt" style:font-weight-asian="bold" style:font-size-complex="15pt" style:font-weight-complex="bold"/>
    </style:style>
    <style:style style:name="P26" style:family="paragraph" style:parent-style-name="Standard">
      <style:paragraph-properties fo:text-align="center" style:justify-single-word="false"/>
      <style:text-properties fo:font-size="15pt" style:text-underline-style="none" fo:font-weight="normal" officeooo:rsid="004837a9" officeooo:paragraph-rsid="004837a9" style:font-size-asian="13.1000003814697pt" style:font-weight-asian="normal" style:font-size-complex="15pt" style:font-weight-complex="normal"/>
    </style:style>
    <style:style style:name="P27" style:family="paragraph" style:parent-style-name="Standard">
      <style:paragraph-properties fo:text-align="center" style:justify-single-word="false"/>
      <style:text-properties fo:font-size="15pt" fo:font-style="normal" style:text-underline-style="none" fo:font-weight="bold" officeooo:rsid="009ab19b" officeooo:paragraph-rsid="009ab19b" style:font-size-asian="13.1000003814697pt" style:font-style-asian="normal" style:font-weight-asian="bold" style:font-size-complex="15pt" style:font-style-complex="normal" style:font-weight-complex="bold"/>
    </style:style>
    <style:style style:name="P28" style:family="paragraph" style:parent-style-name="Standard">
      <style:paragraph-properties fo:text-align="center" style:justify-single-word="false"/>
      <style:text-properties fo:font-size="15pt" fo:font-style="normal" style:text-underline-style="none" fo:font-weight="bold" officeooo:rsid="00a5ff5a" officeooo:paragraph-rsid="00a5ff5a" style:font-size-asian="13.1000003814697pt" style:font-style-asian="normal" style:font-weight-asian="bold" style:font-size-complex="15pt" style:font-style-complex="normal" style:font-weight-complex="bold"/>
    </style:style>
    <style:style style:name="P29" style:family="paragraph" style:parent-style-name="Standard">
      <style:paragraph-properties fo:text-align="center" style:justify-single-word="false"/>
      <style:text-properties fo:font-size="15pt" fo:font-style="normal" style:text-underline-style="none" fo:font-weight="bold" officeooo:rsid="00ac0b87" officeooo:paragraph-rsid="00ac0b87" style:font-size-asian="13.1000003814697pt" style:font-style-asian="normal" style:font-weight-asian="bold" style:font-size-complex="15pt" style:font-style-complex="normal" style:font-weight-complex="bold"/>
    </style:style>
    <style:style style:name="P30" style:family="paragraph" style:parent-style-name="Standard">
      <style:paragraph-properties fo:text-align="start" style:justify-single-word="false"/>
      <style:text-properties fo:font-size="12pt" style:text-underline-style="none" fo:font-weight="normal" officeooo:rsid="001f945a" officeooo:paragraph-rsid="001f945a"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2137d1" officeooo:paragraph-rsid="002137d1"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2a848e" officeooo:paragraph-rsid="002a848e"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2a85e1" officeooo:paragraph-rsid="002a85e1"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2a85e1" officeooo:paragraph-rsid="002f80ad"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2b954c" officeooo:paragraph-rsid="002b954c"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2ce7ad" officeooo:paragraph-rsid="002ce7ad"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2db69b" officeooo:paragraph-rsid="002db69b"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2f80ad" officeooo:paragraph-rsid="002f80ad"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2ffc7c" officeooo:paragraph-rsid="002ffc7c"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none" fo:font-weight="normal" officeooo:rsid="0031c7ae" officeooo:paragraph-rsid="0031c7ae"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none" fo:font-weight="normal" officeooo:rsid="0032ef27" officeooo:paragraph-rsid="0032ef27"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style:text-underline-style="none" fo:font-weight="normal" officeooo:rsid="0034a098" officeooo:paragraph-rsid="0034a098"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style:text-underline-style="none" fo:font-weight="normal" officeooo:rsid="00356b46" officeooo:paragraph-rsid="00356b46"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style:text-underline-style="none" fo:font-weight="normal" officeooo:rsid="0035cb3e" officeooo:paragraph-rsid="0035cb3e" style:font-size-asian="10.5pt" style:font-weight-asian="normal" style:font-size-complex="12pt" style:font-weight-complex="normal"/>
    </style:style>
    <style:style style:name="P45" style:family="paragraph" style:parent-style-name="Standard">
      <style:paragraph-properties fo:text-align="center" style:justify-single-word="false"/>
      <style:text-properties fo:font-size="12pt" style:text-underline-style="none" fo:font-weight="normal" officeooo:rsid="0035cb3e" officeooo:paragraph-rsid="0035cb3e"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style:text-underline-style="none" fo:font-weight="normal" officeooo:rsid="00386a5f" officeooo:paragraph-rsid="00386a5f"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style:text-underline-style="none" fo:font-weight="normal" officeooo:rsid="0039ed6e" officeooo:paragraph-rsid="0039ed6e"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style:text-underline-style="none" fo:font-weight="normal" officeooo:rsid="00404f67" officeooo:paragraph-rsid="00404f67"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style:text-underline-style="none" fo:font-weight="normal" officeooo:rsid="00421195" officeooo:paragraph-rsid="00421195"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style:text-underline-style="none" fo:font-weight="normal" officeooo:rsid="0043a8e0" officeooo:paragraph-rsid="0043a8e0"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style:text-underline-style="none" fo:font-weight="normal" officeooo:rsid="0047250b" officeooo:paragraph-rsid="0047250b"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style:text-underline-style="none" fo:font-weight="normal" officeooo:rsid="0047c77d" officeooo:paragraph-rsid="0047c77d"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style:text-underline-style="none" fo:font-weight="normal" officeooo:rsid="004837a9" officeooo:paragraph-rsid="004837a9" style:font-size-asian="10.5pt" style:font-weight-asian="normal" style:font-size-complex="12pt" style:font-weight-complex="normal"/>
    </style:style>
    <style:style style:name="P54" style:family="paragraph" style:parent-style-name="Standard">
      <style:paragraph-properties fo:text-align="center" style:justify-single-word="false"/>
      <style:text-properties fo:font-size="12pt" style:text-underline-style="none" fo:font-weight="normal" officeooo:rsid="004837a9" officeooo:paragraph-rsid="004837a9"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style:text-underline-style="none" fo:font-weight="normal" officeooo:rsid="0048e013" officeooo:paragraph-rsid="0048e013"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style:text-underline-style="none" fo:font-weight="normal" officeooo:rsid="0049dad9" officeooo:paragraph-rsid="0049dad9"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style:text-underline-style="none" fo:font-weight="normal" officeooo:rsid="004f3db7" officeooo:paragraph-rsid="004f3db7"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style:text-underline-style="none" fo:font-weight="normal" officeooo:rsid="004ffbcc" officeooo:paragraph-rsid="004f3db7"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style:text-underline-style="none" fo:font-weight="normal" officeooo:rsid="004ffbcc" officeooo:paragraph-rsid="004ffbcc"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style:text-underline-style="none" fo:font-weight="normal" officeooo:rsid="005133bf" officeooo:paragraph-rsid="005133bf"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style:text-underline-style="none" fo:font-weight="normal" officeooo:rsid="005332df" officeooo:paragraph-rsid="005332df"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style:text-underline-style="none" fo:font-weight="normal" officeooo:rsid="005454a0" officeooo:paragraph-rsid="005454a0"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style:text-underline-style="none" fo:font-weight="normal" officeooo:rsid="0056458a" officeooo:paragraph-rsid="0056458a"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style:text-underline-style="none" fo:font-weight="normal" officeooo:rsid="005666c5" officeooo:paragraph-rsid="005666c5"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style:text-underline-style="none" fo:font-weight="normal" officeooo:rsid="005666c5" officeooo:paragraph-rsid="00601898"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style:text-underline-style="none" fo:font-weight="normal" officeooo:rsid="005833a4" officeooo:paragraph-rsid="005833a4"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style:text-underline-style="none" fo:font-weight="normal" officeooo:rsid="0059a0b6" officeooo:paragraph-rsid="0059a0b6"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style:text-underline-style="none" fo:font-weight="normal" officeooo:rsid="005c0dd4" officeooo:paragraph-rsid="005c0dd4"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style:text-underline-style="none" fo:font-weight="normal" officeooo:rsid="005c6be5" officeooo:paragraph-rsid="005c6be5"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style:text-underline-style="none" fo:font-weight="normal" officeooo:rsid="005e223a" officeooo:paragraph-rsid="005e223a"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style:text-underline-style="none" fo:font-weight="normal" officeooo:rsid="005ebfd2" officeooo:paragraph-rsid="005ebfd2"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style:text-underline-style="none" fo:font-weight="normal" officeooo:rsid="00601898" officeooo:paragraph-rsid="00601898"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style:text-underline-style="none" fo:font-weight="normal" officeooo:rsid="0064c9c1" officeooo:paragraph-rsid="0064c9c1"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style:text-underline-style="none" fo:font-weight="normal" officeooo:rsid="00657e09" officeooo:paragraph-rsid="00657e09"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style:text-underline-style="none" fo:font-weight="normal" officeooo:rsid="0066ac21" officeooo:paragraph-rsid="0066ac21"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style:text-underline-style="none" fo:font-weight="normal" officeooo:rsid="00681373" officeooo:paragraph-rsid="00681373" style:font-size-asian="10.5pt" style:font-weight-asian="normal" style:font-size-complex="12pt" style:font-weight-complex="normal"/>
    </style:style>
    <style:style style:name="P77" style:family="paragraph" style:parent-style-name="Standard">
      <style:paragraph-properties fo:text-align="center" style:justify-single-word="false"/>
      <style:text-properties fo:font-size="12pt" style:text-underline-style="none" fo:font-weight="normal" officeooo:rsid="00681373" officeooo:paragraph-rsid="00681373"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style:text-underline-style="none" fo:font-weight="normal" officeooo:rsid="00690cc9" officeooo:paragraph-rsid="00690cc9"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style:text-underline-style="none" fo:font-weight="normal" officeooo:rsid="0069cb24" officeooo:paragraph-rsid="0069cb24"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style:text-underline-style="none" fo:font-weight="normal" officeooo:rsid="006b2c72" officeooo:paragraph-rsid="006b2c72"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style:text-underline-style="none" fo:font-weight="normal" officeooo:rsid="006c297b" officeooo:paragraph-rsid="006c297b"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style:text-underline-style="none" fo:font-weight="normal" officeooo:rsid="006d347c" officeooo:paragraph-rsid="006d347c"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style:text-underline-style="none" fo:font-weight="normal" officeooo:rsid="006e0e70" officeooo:paragraph-rsid="006e0e70"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style:text-underline-style="none" fo:font-weight="normal" officeooo:rsid="006fed2a" officeooo:paragraph-rsid="006fed2a"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style:text-underline-style="none" fo:font-weight="normal" officeooo:rsid="0070afcb" officeooo:paragraph-rsid="0070afcb"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style:text-underline-style="none" fo:font-weight="normal" officeooo:rsid="00727a5c" officeooo:paragraph-rsid="00727a5c"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style:text-underline-style="none" fo:font-weight="normal" officeooo:rsid="00735cc6" officeooo:paragraph-rsid="00735cc6"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style:text-underline-style="none" fo:font-weight="normal" officeooo:rsid="0075415a" officeooo:paragraph-rsid="0075415a"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style:text-underline-style="none" fo:font-weight="normal" officeooo:rsid="00757695" officeooo:paragraph-rsid="00757695"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style:text-underline-style="none" fo:font-weight="normal" officeooo:rsid="00761632" officeooo:paragraph-rsid="00761632"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style:text-underline-style="none" fo:font-weight="normal" officeooo:rsid="00765b65" officeooo:paragraph-rsid="00765b65"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style:text-underline-style="none" fo:font-weight="normal" officeooo:rsid="00777cc9" officeooo:paragraph-rsid="00777cc9"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style:text-underline-style="none" fo:font-weight="normal" officeooo:rsid="0079c56a" officeooo:paragraph-rsid="0079c56a"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style:text-underline-style="none" fo:font-weight="normal" officeooo:rsid="007afd52" officeooo:paragraph-rsid="007afd52"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style:text-underline-style="none" fo:font-weight="normal" officeooo:rsid="007c9d77" officeooo:paragraph-rsid="007c9d77"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style:text-underline-style="none" fo:font-weight="normal" officeooo:rsid="007d86b3" officeooo:paragraph-rsid="007d86b3"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style:text-underline-style="none" fo:font-weight="normal" officeooo:rsid="007f8287" officeooo:paragraph-rsid="007f8287"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style:text-underline-style="none" fo:font-weight="normal" officeooo:rsid="00815bb6" officeooo:paragraph-rsid="00815bb6"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style:text-underline-style="none" fo:font-weight="normal" officeooo:rsid="008197da" officeooo:paragraph-rsid="008197da"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style:text-underline-style="none" fo:font-weight="normal" officeooo:rsid="00829072" officeooo:paragraph-rsid="00829072"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style:text-underline-style="none" fo:font-weight="normal" officeooo:rsid="00842dd7" officeooo:paragraph-rsid="00842dd7"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style:text-underline-style="none" fo:font-weight="normal" officeooo:rsid="00858724" officeooo:paragraph-rsid="00858724"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style:text-underline-style="none" fo:font-weight="normal" officeooo:rsid="008772ea" officeooo:paragraph-rsid="008772ea"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style:text-underline-style="none" fo:font-weight="normal" officeooo:rsid="008f5885" officeooo:paragraph-rsid="008f5885"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style:text-underline-style="none" fo:font-weight="normal" officeooo:rsid="00913378" officeooo:paragraph-rsid="00913378"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style:text-underline-style="none" fo:font-weight="normal" officeooo:rsid="009145d9" officeooo:paragraph-rsid="009145d9"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style:text-underline-style="none" fo:font-weight="normal" officeooo:rsid="00914e81" officeooo:paragraph-rsid="00914e81"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style:text-underline-style="none" fo:font-weight="normal" officeooo:rsid="0091cb00" officeooo:paragraph-rsid="0091cb00"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style:text-underline-style="none" fo:font-weight="normal" officeooo:rsid="0093d794" officeooo:paragraph-rsid="0093d794"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style:text-underline-style="none" fo:font-weight="normal" officeooo:rsid="00940bfe" officeooo:paragraph-rsid="00940bfe"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style:text-underline-style="none" fo:font-weight="normal" officeooo:rsid="009449f4" officeooo:paragraph-rsid="009449f4"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style:text-underline-style="none" fo:font-weight="normal" officeooo:rsid="00959ab6" officeooo:paragraph-rsid="00959ab6"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style:text-underline-style="none" fo:font-weight="normal" officeooo:rsid="009755a7" officeooo:paragraph-rsid="009755a7"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style:text-underline-style="none" fo:font-weight="normal" officeooo:rsid="009841ce" officeooo:paragraph-rsid="009841ce"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none" fo:font-weight="normal" officeooo:rsid="00997a6c" officeooo:paragraph-rsid="00997a6c"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9ab19b" officeooo:paragraph-rsid="009ab19b"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9e051b" officeooo:paragraph-rsid="009e051b"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normal" officeooo:rsid="00a018c8" officeooo:paragraph-rsid="00a018c8"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style:text-underline-style="none" fo:font-weight="normal" officeooo:rsid="00a0969d" officeooo:paragraph-rsid="00a0969d"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style:text-underline-style="none" fo:font-weight="normal" officeooo:rsid="00a1c06e" officeooo:paragraph-rsid="00a1c06e"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style:text-underline-style="none" fo:font-weight="normal" officeooo:rsid="00a30899" officeooo:paragraph-rsid="00a30899"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style:text-underline-style="none" fo:font-weight="normal" officeooo:rsid="00a355a1" officeooo:paragraph-rsid="00a355a1"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style:text-underline-style="none" fo:font-weight="normal" officeooo:rsid="00a3e000" officeooo:paragraph-rsid="00a3e000"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style:text-underline-style="none" fo:font-weight="normal" officeooo:rsid="00a4ffc5" officeooo:paragraph-rsid="00a4ffc5"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style:text-underline-style="none" fo:font-weight="normal" officeooo:rsid="00a54aba" officeooo:paragraph-rsid="00a54aba"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style:text-underline-style="none" fo:font-weight="normal" officeooo:rsid="00a55513" officeooo:paragraph-rsid="00a55513" style:font-size-asian="10.5pt" style:font-weight-asian="normal" style:font-size-complex="12pt" style:font-weight-complex="normal"/>
    </style:style>
    <style:style style:name="P127" style:family="paragraph" style:parent-style-name="Standard">
      <style:paragraph-properties fo:text-align="center" style:justify-single-word="false"/>
      <style:text-properties fo:font-size="12pt" fo:font-style="normal" style:text-underline-style="none" fo:font-weight="normal" officeooo:rsid="003b823c" officeooo:paragraph-rsid="003b823c"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fo:font-size="12pt" fo:font-style="normal" style:text-underline-style="none" fo:font-weight="normal" officeooo:rsid="0039ed6e" officeooo:paragraph-rsid="0039ed6e"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center" style:justify-single-word="false"/>
      <style:text-properties fo:font-size="12pt" fo:font-style="normal" style:text-underline-style="none" fo:font-weight="normal" officeooo:rsid="0035cb3e" officeooo:paragraph-rsid="0035cb3e"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center" style:justify-single-word="false"/>
      <style:text-properties fo:font-size="12pt" fo:font-style="normal" style:text-underline-style="none" fo:font-weight="normal" officeooo:rsid="009ab19b" officeooo:paragraph-rsid="009ab19b"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fo:font-size="12pt" fo:font-style="normal" style:text-underline-style="none" fo:font-weight="normal" officeooo:rsid="00a7b79b" officeooo:paragraph-rsid="00a7b79b"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fo:font-size="12pt" fo:font-style="normal" style:text-underline-style="none" fo:font-weight="normal" officeooo:rsid="00a85b9f" officeooo:paragraph-rsid="00a85b9f"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fo:font-size="12pt" fo:font-style="normal" style:text-underline-style="none" fo:font-weight="normal" officeooo:rsid="00aa3a04" officeooo:paragraph-rsid="00aa3a04"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fo:font-size="12pt" fo:font-style="normal" style:text-underline-style="none" fo:font-weight="normal" officeooo:rsid="00abe3f6" officeooo:paragraph-rsid="00abe3f6"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fo:font-size="12pt" fo:font-style="normal" style:text-underline-style="none" fo:font-weight="normal" officeooo:rsid="00ac0b87" officeooo:paragraph-rsid="00ac0b87"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center" style:justify-single-word="false"/>
      <style:text-properties fo:color="#ce181e" fo:font-size="15pt" style:text-underline-style="none" fo:font-weight="bold" officeooo:rsid="001f945a" officeooo:paragraph-rsid="001f945a" style:font-size-asian="13.1000003814697pt" style:font-weight-asian="bold" style:font-size-complex="15pt" style:font-weight-complex="bold"/>
    </style:style>
    <style:style style:name="P137" style:family="paragraph" style:parent-style-name="Standard">
      <style:paragraph-properties fo:text-align="center" style:justify-single-word="false"/>
      <style:text-properties fo:color="#ce181e" fo:font-size="15pt" fo:font-style="italic" style:text-underline-style="none" fo:font-weight="bold" officeooo:rsid="001f945a" officeooo:paragraph-rsid="001f945a" style:font-size-asian="13.1000003814697pt" style:font-style-asian="italic" style:font-weight-asian="bold" style:font-size-complex="15pt" style:font-style-complex="italic" style:font-weight-complex="bold"/>
    </style:style>
    <style:style style:name="P138" style:family="paragraph" style:parent-style-name="Standard">
      <style:paragraph-properties fo:text-align="start" style:justify-single-word="false"/>
      <style:text-properties fo:color="#ce181e" fo:font-size="12pt" fo:font-style="normal" style:text-underline-style="none" fo:font-weight="normal" officeooo:rsid="00ac0b87" officeooo:paragraph-rsid="00ac0b87" style:font-size-asian="10.5pt" style:font-style-asian="normal" style:font-weight-asian="normal" style:font-size-complex="12pt" style:font-style-complex="normal" style:font-weight-complex="normal"/>
    </style:style>
    <style:style style:name="P139" style:family="paragraph" style:parent-style-name="Text_20_body">
      <style:paragraph-properties fo:text-align="center" style:justify-single-word="false"/>
      <style:text-properties fo:color="#000000" fo:font-size="10.5pt" fo:font-style="italic" style:text-underline-style="none" fo:font-weight="normal" officeooo:rsid="001f945a" officeooo:paragraph-rsid="001f945a" style:font-size-asian="10.5pt" style:font-style-asian="italic" style:font-weight-asian="normal" style:font-size-complex="10.5pt" style:font-style-complex="italic" style:font-weight-complex="normal"/>
    </style:style>
    <style:style style:name="P140" style:family="paragraph" style:parent-style-name="Text_20_body">
      <style:text-properties fo:font-size="10.5pt" style:font-size-asian="10.5pt" style:font-size-complex="10.5pt"/>
    </style:style>
    <style:style style:name="T1" style:family="text">
      <style:text-properties officeooo:rsid="0020e658"/>
    </style:style>
    <style:style style:name="T2" style:family="text">
      <style:text-properties officeooo:rsid="00229d52"/>
    </style:style>
    <style:style style:name="T3" style:family="text">
      <style:text-properties officeooo:rsid="0029268a"/>
    </style:style>
    <style:style style:name="T4" style:family="text">
      <style:text-properties officeooo:rsid="002b954c"/>
    </style:style>
    <style:style style:name="T5" style:family="text">
      <style:text-properties fo:color="#bf0041"/>
    </style:style>
    <style:style style:name="T6" style:family="text">
      <style:text-properties officeooo:rsid="002f80ad"/>
    </style:style>
    <style:style style:name="T7" style:family="text">
      <style:text-properties officeooo:rsid="002ffc7c"/>
    </style:style>
    <style:style style:name="T8" style:family="text">
      <style:text-properties officeooo:rsid="0032ef27"/>
    </style:style>
    <style:style style:name="T9" style:family="text">
      <style:text-properties officeooo:rsid="003798ab"/>
    </style:style>
    <style:style style:name="T10" style:family="text">
      <style:text-properties officeooo:rsid="003b823c"/>
    </style:style>
    <style:style style:name="T11" style:family="text">
      <style:text-properties officeooo:rsid="003f0e3a"/>
    </style:style>
    <style:style style:name="T12" style:family="text">
      <style:text-properties fo:font-size="15pt" fo:font-weight="bold" officeooo:rsid="00404f67" style:font-size-asian="13.1000003814697pt" style:font-weight-asian="bold" style:font-size-complex="15pt" style:font-weight-complex="bold"/>
    </style:style>
    <style:style style:name="T13" style:family="text">
      <style:text-properties officeooo:rsid="0041399e"/>
    </style:style>
    <style:style style:name="T14" style:family="text">
      <style:text-properties officeooo:rsid="0045469e"/>
    </style:style>
    <style:style style:name="T15" style:family="text">
      <style:text-properties officeooo:rsid="004b2753"/>
    </style:style>
    <style:style style:name="T16" style:family="text">
      <style:text-properties officeooo:rsid="005332df"/>
    </style:style>
    <style:style style:name="T17" style:family="text">
      <style:text-properties style:text-position="super 58%"/>
    </style:style>
    <style:style style:name="T18" style:family="text">
      <style:text-properties officeooo:rsid="005833a4"/>
    </style:style>
    <style:style style:name="T19" style:family="text">
      <style:text-properties officeooo:rsid="0059a0b6"/>
    </style:style>
    <style:style style:name="T20" style:family="text">
      <style:text-properties officeooo:rsid="0060eead"/>
    </style:style>
    <style:style style:name="T21" style:family="text">
      <style:text-properties officeooo:rsid="00657e09"/>
    </style:style>
    <style:style style:name="T22" style:family="text">
      <style:text-properties officeooo:rsid="00664949"/>
    </style:style>
    <style:style style:name="T23" style:family="text">
      <style:text-properties officeooo:rsid="006a199a"/>
    </style:style>
    <style:style style:name="T24" style:family="text">
      <style:text-properties officeooo:rsid="006e0e70"/>
    </style:style>
    <style:style style:name="T25" style:family="text">
      <style:text-properties officeooo:rsid="0070afcb"/>
    </style:style>
    <style:style style:name="T26" style:family="text">
      <style:text-properties officeooo:rsid="0074e94f"/>
    </style:style>
    <style:style style:name="T27" style:family="text">
      <style:text-properties officeooo:rsid="00763bf0"/>
    </style:style>
    <style:style style:name="T28" style:family="text">
      <style:text-properties officeooo:rsid="00766808"/>
    </style:style>
    <style:style style:name="T29" style:family="text">
      <style:text-properties officeooo:rsid="0078d1ac"/>
    </style:style>
    <style:style style:name="T30" style:family="text">
      <style:text-properties officeooo:rsid="00815bb6"/>
    </style:style>
    <style:style style:name="T31" style:family="text">
      <style:text-properties officeooo:rsid="008197da"/>
    </style:style>
    <style:style style:name="T32" style:family="text">
      <style:text-properties officeooo:rsid="00829072"/>
    </style:style>
    <style:style style:name="T33" style:family="text">
      <style:text-properties officeooo:rsid="00891064"/>
    </style:style>
    <style:style style:name="T34" style:family="text">
      <style:text-properties officeooo:rsid="00939ee0"/>
    </style:style>
    <style:style style:name="T35" style:family="text">
      <style:text-properties officeooo:rsid="009ab19b"/>
    </style:style>
    <style:style style:name="T36" style:family="text">
      <style:text-properties officeooo:rsid="009d7fe4"/>
    </style:style>
    <style:style style:name="T37" style:family="text">
      <style:text-properties officeooo:rsid="009e1fa1"/>
    </style:style>
    <style:style style:name="T38" style:family="text">
      <style:text-properties officeooo:rsid="00a3e000"/>
    </style:style>
    <style:style style:name="T39" style:family="text">
      <style:text-properties officeooo:rsid="00a5658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King Mael II of <text:span text:style-name="T5">Midde</text:span> Ireland </text:p>
      <text:p text:style-name="P136"/>
      <text:p text:style-name="P139">I write with all haste to bring you news of my fair Kingdom your highness. The story above is my uncle the late king's own notes. They tell the last 10 or so years of his unhappy life. After his wife left him he never could recover and I am glad for my people that I will be a much more productive, and temperate leader. Though I cannot speak only ill of my predecessor. My uncle did raise me as his own after my father passed, and gave me more than I could ask for. Without his support (and the hand of his firstborn daughter, now my wife, Sinech's hand in marriage) I would not be sitting on the great throne in Dublin today. Ercaid the Cruel passed a few weeks ago and I felt the time was right to relate his writings to your court. If you should be so interested you may find all my family's chronicles contained within my own profile, simply click through the history of my postings and you will surely find that which you seek! I thank you for your pleasant correspondence and wish you well in all of your endeavors. If I may be of any assistance to you in bringing perhaps a more detailed account of my father's life or in any other matter please do not hesitate to ask. I am as they say at your service.</text:p>
      <text:p text:style-name="P140">Your ally in all matters, King Mael II of Midde Ireland</text:p>
      <text:p text:style-name="P137"/>
      <text:p text:style-name="P1"/>
      <text:p text:style-name="P2">1126</text:p>
      <text:p text:style-name="P2"/>
      <text:p text:style-name="P30">14 October</text:p>
      <text:p text:style-name="P30"/>
      <text:p text:style-name="P30">At dinner this evening my father died. Poisoned, likely by his sister in Hungary or perhaps one of Murcherachs daughters… we may never know. Immediatly after Bishop Muirchartach swears me in as King of Midde Ireland and Earl of Dublin and Ui Maine. The people are loyal to me and happy to see me take the position that was once for my father. I will do my duty to God and the good people of Midde Ireland to be a righteous and just king. Never cruel and never a tyrant. So I swear before the court and all cheer! Now to set about creating my council… Cuan of course will remain marshall and earl of Breife and EastMeathe. <text:span text:style-name="T1">Most of my father’s council will be re-appointed as he had the habit of hiring the best man for the job from out of country, a practice I may choose to continue.</text:span> <text:span text:style-name="T1">I have asked Cuan to support my right to hold all of the southern land in our Kingdom as a united kingdom is better for our own defenses. He agreed to consider the matter. In return for his support I told him that for the time being, he is my heir apparent and should I sire a worthy child (not saying Aine isnt worthy but for the time being Cuan and I must be strong and united Allies a symbol Ercaid understood the importance of when he arranged my marriage to his daughter) he would continue to be regent in my absence. I went to bed very late and my wife Sinech persuaded me to send Aine into hiding for her safety. Before my rule is made more solid (especially by the approval of Cuan of my increased Demense size) I cannot be too careful for my family.</text:span></text:p>
      <text:p text:style-name="P30"/>
      <text:p text:style-name="P31">5 November</text:p>
      <text:p text:style-name="P31"/>
      <text:p text:style-name="P31">Cuan has agreed that our holdings are OK the way they are and that I may hold 4 independent titles. He and I are the only possible claimants to the Throne of Midde Ireland an<text:span text:style-name="T3">d</text:span> I dont think him <text:span text:style-name="T2">to be plotting against me. Everyone in the realm seem to respect my rule. I have sent for Aine to be brought back home and I will focus next on municipal expansion to the west building houses and shops near the church in Dublin. I have no thirst for bloodshed and wish only for a prosperous and peaceful life for my subjects. Cuan is of course obsessed with warfare and Im sure he will talk me into more conquests soon but the unification of Ireland does not seem to me a pressing matter. I spoke with Ercaid extensively </text:span><text:soft-page-break/><text:span text:style-name="T2">about the subject of course and I understand his point of view, that without a unified Ireland we will fall to an external invasion but from my reckoning of the world England is too embroiled in its own civil strife between Normans, Norwegians, English and their various and ever shifting alliances to be of any threat to us and the days of Emperor Hardrade are long behind us. Barring some new superstar rising from the North, or even worse the south, no army would dare of British conquest let alone coming to Ireland. We are small, far away, and offer little wealth to great kings. We seem to lead <text:s/>backwards and simple lives in our happy Isle. For these reasons I am committed to peace and prosperity.</text:span></text:p>
      <text:p text:style-name="P31"/>
      <text:p text:style-name="P32">17 December</text:p>
      <text:p text:style-name="P32"/>
      <text:p text:style-name="P32">The byzantine Emperor has fallen back again to the coast of Asia Minor he sought for 5 years to re-estabilish Latin rule throughout Asia Minor only to be badly defeated and now faces revolts across his empire, further weakening his already unsteady rule.</text:p>
      <text:p text:style-name="P32"/>
      <text:p text:style-name="P3">1127</text:p>
      <text:p text:style-name="P3"><text:line-break/></text:p>
      <text:p text:style-name="P33">3 January</text:p>
      <text:p text:style-name="P33"/>
      <text:p text:style-name="P33"/>
      <text:p text:style-name="P33">Cuan, my brother in law and cousin by blood, came to me about the King of Scottland. He’s been excomunicated recently and Cuan believes we could install our family on the throne. I council temper and peace, plus I believe the idea of Scotland is not long for the world. Norway and England will soon tear it to shreds. Just imagine if Cuan were King right now what war would we be in…</text:p>
      <text:p text:style-name="P33"/>
      <text:p text:style-name="P33">10 February</text:p>
      <text:p text:style-name="P33"/>
      <text:p text:style-name="P34">News has reached me here in Dublin that the second crusade has been won and the brother of the king of Breton now sits as King of Jerusalem. All the holy land was captured, however King Konan “The Sword of the Lord” is in an insanely precarious position. To his south is Egypt and the Fatmid Caliphate, to his north and east is the Sultanate of Rum. Though Fatmid power is on the decline they are still o<text:span text:style-name="T4">f immense strength and Rum has just defeated Byzantium again. They are likely twice as powerful as Egypt. Though I do not belive Rum could survive a two front war (likely one of the reasons this crusade was succesful) Byzantium is crumbling and the city of Constantinople itself could in all honesty fall. Even the Byzantine emperor has aknowleged their weakness abandoning their holy city in favor of the safety of the Pelopeneese and securing alternative sources of finance across the adriatic sea in Italy. Konan would need a constant crusade to hold onto his new kingdom. <text:s/>I pray to God to keep King Konan safe and Constantinople christian.</text:span></text:p>
      <text:p text:style-name="P33"/>
      <text:p text:style-name="P35">20 March</text:p>
      <text:p text:style-name="P35"/>
      <text:p text:style-name="P35">Sinech complained that I am absent too much and that she misses me. I commisioned a bust of myself to be made to keep her company during my travels…</text:p>
      <text:p text:style-name="P35"/>
      <text:p text:style-name="P36">19 May</text:p>
      <text:p text:style-name="P36"/>
      <text:p text:style-name="P36">Satisfied with my ability to rule well I am now confident that there will be no challenge to my rule. I am thinking about the future and desire a son to carry on my rule. I have hooked Cuan up with <text:soft-page-break/>Coleman’s daughter <text:span text:style-name="T6">(nic Coleman-Caintigern)</text:span>. He also is a good man but I wish to establish a steady and well working monarchy for my decendents (should I be so blessed as to sire a son by Sinech)</text:p>
      <text:p text:style-name="P36"/>
      <text:p text:style-name="P36">28 May</text:p>
      <text:p text:style-name="P36"/>
      <text:p text:style-name="P36">Cuan and Mor, daughter of Coleman <text:span text:style-name="T6">and Caintigern</text:span> were married today. A wonderful day and a day of great optimism for our family. I have named Coleman heir to the bishoprics of Dublin, Cill Dara, and WestMeathe. A great honor indeed.</text:p>
      <text:p text:style-name="P36"/>
      <text:p text:style-name="P36">18 August</text:p>
      <text:p text:style-name="P36"/>
      <text:p text:style-name="P36">Glory be to God! The Sultanate of Rum has plunged into Civil War! They blame their caliph on their defeat in Jerusalem. I can only hope their war lasts long enough for King Konan “The Sword of the Lord” to ready his defences and Byzantium to pull their head out of their ass..</text:p>
      <text:p text:style-name="P36"/>
      <text:p text:style-name="P37">14 September</text:p>
      <text:p text:style-name="P37"/>
      <text:p text:style-name="P37">Having ruled for nearly 2 years now Cuan and I have grown quite close and are without a doubt allies. I do belive we may let slip our dogs of war and extend our real<text:span text:style-name="T6">m</text:span> west to the sea, over the lands of Connachta. I will send my counselor to see the political landscape and command Cuan to ready our soldiers.</text:p>
      <text:p text:style-name="P37"/>
      <text:p text:style-name="P37">29 September</text:p>
      <text:p text:style-name="P37"/>
      <text:p text:style-name="P37">News has reached me that upon the death of King Arnost the kingdoms of Bohemia and Hungary have separated once again. I fear the Kaisar will take Bohemia again, and the tales I have heard from the far east tell of a great power, the Mongols, I had hoped that the powerful Bohemian-Hungary could have been a solid wall of christian resistance in eastern europe. Without them we rely on Byzantium (useless) and the Kaisar who listens to no one but himself…</text:p>
      <text:p text:style-name="P37"/>
      <text:p text:style-name="P38">7 November</text:p>
      <text:p text:style-name="P38"/>
      <text:p text:style-name="P38">I have arranged a marriage between my daughte Aine and the nephew of the King of Denmark who has recently taken up the war in England agains my cousin Olav II of England. I do think I prefer the Danes to the Norse! <text:span text:style-name="T7">After all my grandfather was the bastard of a King of Denmark and my mother, the disgraceful, his daughter! Not much to brag about to be sure but a fun claim to fame…</text:span></text:p>
      <text:p text:style-name="P38"/>
      <text:p text:style-name="P39">10 December</text:p>
      <text:p text:style-name="P39"/>
      <text:p text:style-name="P39">Cuan assures me our forces are the greatest in our lands un-associated with the still raging civil wars of England where my cousin Olav still fights against Danes, Norwegians, and natives.. He urges we strike now ‘while the iron is hot’ I tell him perhaps...this spring.</text:p>
      <text:p text:style-name="P39"/>
      <text:p text:style-name="P4">1128</text:p>
      <text:p text:style-name="P4"/>
      <text:p text:style-name="P39">18 March</text:p>
      <text:p text:style-name="P39"/>
      <text:p text:style-name="P46"><text:soft-page-break/>My chancellor informs me that the King of Connachta is in Sweden defending a claim for his friends the Scottish Isles. Should we attack now the people would not welcome our attack though would not bitterly hate it either. I hesitate to give Cuan the go ahead for invasion...</text:p>
      <text:p text:style-name="P39"/>
      <text:p text:style-name="P40">30 May</text:p>
      <text:p text:style-name="P40"/>
      <text:p text:style-name="P40">Cuan came to me and said “I am leading the men into Connachta” from the look in eyes I knew he was going to war, either with me or with Connachta. I said to him “God speed chosen general” and spent my night praying for the safety of my people.</text:p>
      <text:p text:style-name="P40"/>
      <text:p text:style-name="P40">28 June</text:p>
      <text:p text:style-name="P40"/>
      <text:p text:style-name="P40">Cuan has occupied <text:span text:style-name="T8">the county of Connachta and is met with little resistance.</text:span></text:p>
      <text:p text:style-name="P40"/>
      <text:p text:style-name="P41">3 July</text:p>
      <text:p text:style-name="P41"/>
      <text:p text:style-name="P41">A second, larger army led by my commanders has moved into the northern lands of Connachta. Cuan says his siege will likely last through the winter and possibly longer. I urge him to take his time and put the lives of our men first, then their lives.</text:p>
      <text:p text:style-name="P41"/>
      <text:p text:style-name="P41">21 July</text:p>
      <text:p text:style-name="P41"/>
      <text:p text:style-name="P41">I am told that reinforcements of Connachta are inbound from the isles off Scottland and a small county in Wales, friends of the King I presume. 3000 men max, less than ours and surely less fearsome. I trust Cuan to lead us to victory…</text:p>
      <text:p text:style-name="P41"/>
      <text:p text:style-name="P41">16 August</text:p>
      <text:p text:style-name="P41"/>
      <text:p text:style-name="P41">A welsh army has crossed into Ireland to the south of Dublin. They are roughly the size of our castle levy and while I trust in our defenses I have sent for the norther detachment led by the Bishop, Commander, and Mayors of Dublin to come from North Connachta to our defense.</text:p>
      <text:p text:style-name="P41"/>
      <text:p text:style-name="P42">29 August</text:p>
      <text:p text:style-name="P42"/>
      <text:p text:style-name="P42">The welsh lay siege to our great city! The army of Dublin moves to Intercept the Scottish in Meathe and our garrison commander assures us we have the stores to last through the year…. Still gazng out my parapet and seeing the massive camps of the Welsh is quite terrifying. I estimante 1100 men on their side of the wall, we count nearly 700 inside…</text:p>
      <text:p text:style-name="P42"/>
      <text:p text:style-name="P42">13 September</text:p>
      <text:p text:style-name="P42"/>
      <text:p text:style-name="P42">The siege was broken today by our grand Army of Dublin! I saw the standard of Colman shining in the sunlight on our left flank leading the cavalry charge! Much earlier than I expected, the Scotts must have been real pussies!</text:p>
      <text:p text:style-name="P42"/>
      <text:p text:style-name="P42">4 October</text:p>
      <text:p text:style-name="P42"/>
      <text:p text:style-name="P42">After 3 weeks of war raging in and around our fair county of Dublin finnaly the Welsh retreat to the south. <text:s/>Commander Taithlech informs me that the Scotts ran before they could engage which certainly <text:soft-page-break/>explains their speedy return. I thank him regardless and he tells me he must march at once to Westmeathe where the Scotts have begun pilliaging our fair fields. I bid him God speed. We captured the bishop of Builth while Cuan still lays siege to the great city of Connachta.</text:p>
      <text:p text:style-name="P42"/>
      <text:p text:style-name="P42">7 December</text:p>
      <text:p text:style-name="P42"/>
      <text:p text:style-name="P42">The Scotts have retreated but the Welsh return. Our army of Dublin will remain in our Kingdom and defend our people while Cuan can lead his forces in Connachta.</text:p>
      <text:p text:style-name="P42"/>
      <text:p text:style-name="P43">15 December</text:p>
      <text:p text:style-name="P43"/>
      <text:p text:style-name="P43">Some Christmas this will be! The Welsh are robbing innocent peasants on the roads. Our main army will arrive in a matter of days I am told and can take care of this invasion pronto!</text:p>
      <text:p text:style-name="P43"/>
      <text:p text:style-name="P43">20 December</text:p>
      <text:p text:style-name="P43"/>
      <text:p text:style-name="P43">I am so angry with the Welsh for this attack at Christmas! I cannot be nice anymore I understand now the world is dog eat dog. I had the Welsh bishop killed today while my commanders kill his countrymen in my fields where my people should be singing carols…</text:p>
      <text:p text:style-name="P43"/>
      <text:p text:style-name="P5">1129</text:p>
      <text:p text:style-name="P5"/>
      <text:p text:style-name="P43">7 January</text:p>
      <text:p text:style-name="P43"/>
      <text:p text:style-name="P43">With the new year and the war dawning on a second year I have sent for 800 additional troops to be sent to Cuan’s forces hopefully to hasten our progress…</text:p>
      <text:p text:style-name="P43"/>
      <text:p text:style-name="P43">3 February</text:p>
      <text:p text:style-name="P43"/>
      <text:p text:style-name="P43">Cuan has prevailed at the castle of Connachta just as his reinforcements arrived. He cautions that if he is to take their lives into account it will be a drawn out affair as it is much quicker to run in and kill everyone who looks twice. I will relent to a long war before I sign off on an overly bloody one…</text:p>
      <text:p text:style-name="P43"/>
      <text:p text:style-name="P43">13 March</text:p>
      <text:p text:style-name="P43"/>
      <text:p text:style-name="P43">A small group of Connachtan soldiers returning from Sweden were kiled at the docks by Cuan today. The army of Dublin is away in Breife dealing with another Scottish invasion while a small Welsh group come up to Cill Dara. Neither force could storm one of our castles…</text:p>
      <text:p text:style-name="P43"/>
      <text:p text:style-name="P44">23 March</text:p>
      <text:p text:style-name="P44"/>
      <text:p text:style-name="P44">To deal with more sea faring attacks I have commisioned 30 ships to circle Ireland and secure her from foreigners.</text:p>
      <text:p text:style-name="P44"/>
      <text:p text:style-name="P44">15 August</text:p>
      <text:p text:style-name="P44"/>
      <text:p text:style-name="P44">My soldiers are victorious. I am King of Connachta and Midde Ireland. <text:span text:style-name="T9">I have granted Cuan Westmeathe in honor of his great victory. The county of Muaidhe to the north of Connachta has been </text:span><text:soft-page-break/><text:span text:style-name="T9">defacto occupied by Scotts propping up the returned (and nearly sent to his grave!) the “Great King of Connachtaaahhh hiself” once he dies the people will come crawling under my rule I am sure. Today Midde Ireland stretches from shore to shore some hundred miles. Our kingdom is truly the greatest power on the Island and our family is now the most powerful in all of Ireland. Our name is spoke of with awe and fear among all the current pettier kings of Ireland and now perhaps even Scottland fears to hear the army of Midde is after him! Hahe he need not worry, Cuan is more obssesed with conquest. I must say my desires are bent now more towards military expantion once I have seen it proved effective. Perhaps the counties to the north and small celtic chiefs could be persuaded to join my cause…</text:span></text:p>
      <text:p text:style-name="P44"/>
      <text:p text:style-name="P47">16 August</text:p>
      <text:p text:style-name="P47"/>
      <text:p text:style-name="P47">I have taken up an interest in writing poetry and begun an epic chronicle depicting the rise of my Grandfather Mael I, the founder of the Midde Kingdom. I have consulted <text:span text:style-name="T10">Bishop </text:span>M<text:span text:style-name="T10">uircherach who was a boy of ten years when my Grandfather became Earl of Cill Dara following the murder of Conchobar. With his eye witness testimony and a rough transcription of my father’s coronation speech I have produced this artistic recreation of Mael’s day of coronation:</text:span></text:p>
      <text:p text:style-name="P47"/>
      <text:p text:style-name="P47"/>
      <text:p text:style-name="P127">Mael the wise returns to Cill Dara</text:p>
      <text:p text:style-name="P128"/>
      <text:p text:style-name="P128"/>
      <text:p text:style-name="P129">Mael:<text:tab/>What happy welcome is this, for your Earl</text:p>
      <text:p text:style-name="P129"><text:tab/>to find his royal cousins kill their lord,</text:p>
      <text:p text:style-name="P129"><text:tab/>my father's death become my coronation</text:p>
      <text:p text:style-name="P129"><text:tab/>whose blood now stains the city of our birth,</text:p>
      <text:p text:style-name="P129"><text:tab/>to be greeted by your sullen faces?</text:p>
      <text:p text:style-name="P129"><text:tab/>What have you Donnchad or wicked Domnall</text:p>
      <text:p text:style-name="P129"><text:tab/>an answer? Or a prayer? Please do rebut.</text:p>
      <text:p text:style-name="P129"><text:tab/>The law which you have broken is quite clear.</text:p>
      <text:p text:style-name="P129"><text:tab/>A murderer is unforgivable?</text:p>
      <text:p text:style-name="P129"><text:tab/>Speak up! A little louder I cant hear</text:p>
      <text:p text:style-name="P129"><text:tab/>your voice has little power, less than your heart</text:p>
      <text:p text:style-name="P129"><text:tab/>less than your courage! Alone I stand and</text:p>
      <text:p text:style-name="P129"><text:tab/>speak to many, you to one. To kill is</text:p>
      <text:p text:style-name="P129"><text:tab/>not permitted in this land. My father too</text:p>
      <text:p text:style-name="P129"><text:tab/>was guilty, evil, unworthy and mad.</text:p>
      <text:p text:style-name="P129"><text:tab/>Murder is a sin, the 6th commandment.</text:p>
      <text:p text:style-name="P129"><text:tab/>But under God a right is not two wrongs.</text:p>
      <text:p text:style-name="P129"><text:tab/>And under God the hierarchy is</text:p>
      <text:p text:style-name="P129"><text:tab/>kings and earls from heaven are your leaders</text:p>
      <text:p text:style-name="P129"><text:tab/>and you are not the ones who may decide</text:p>
      <text:p text:style-name="P129"><text:tab/>who is king nor who is doomed to die. God</text:p>
      <text:p text:style-name="P129"><text:tab/>alone has this power. Reparation</text:p>
      <text:p text:style-name="P129"><text:tab/>for your mortal sins is life in prison</text:p>
      <text:p text:style-name="P129"><text:tab/>Who should think them innocent and pay not</text:p>
      <text:p text:style-name="P129"><text:tab/>for their he<text:span text:style-name="T11">inous</text:span> crime? If any one of</text:p>
      <text:p text:style-name="P129"><text:tab/>you should wish our places were reversed</text:p>
      <text:p text:style-name="P129"><text:tab/>let your cries be heard, and deplorably</text:p>
      <text:p text:style-name="P129"><text:soft-page-break/><text:tab/>this pathetic cry may sneeze and take my place.</text:p>
      <text:p text:style-name="P129"><text:tab/>None at all who would prefer this devil</text:p>
      <text:p text:style-name="P129"><text:tab/>in my fathers house? Then justice is done.</text:p>
      <text:p text:style-name="P129"><text:tab/>People to your duty! Just one devil</text:p>
      <text:p text:style-name="P129"><text:tab/>is among our amidst? Has Domnal<text:span text:style-name="T11">l</text:span> fled the</text:p>
      <text:p text:style-name="P129"><text:tab/>city in fear of what he must pay? Well</text:p>
      <text:p text:style-name="P129"><text:tab/>Domnall will be found and soon will join you,</text:p>
      <text:p text:style-name="P129"><text:tab/>until then it is solitary for</text:p>
      <text:p text:style-name="P129"><text:tab/>this Donnchad the wicked, Donnchad the weak,</text:p>
      <text:p text:style-name="P129"><text:tab/>Donnchad the devil. Now fair people know</text:p>
      <text:p text:style-name="P129"><text:tab/>I come Conchobar's son not only to </text:p>
      <text:p text:style-name="P129"><text:tab/>avenge his death but also to repent</text:p>
      <text:p text:style-name="P129"><text:tab/>Kings and rulers are given charge to care</text:p>
      <text:p text:style-name="P129"><text:tab/>for their people as champion and friend.</text:p>
      <text:p text:style-name="P129"><text:tab/>My father in these stations surely failed </text:p>
      <text:p text:style-name="P129"><text:tab/>but I am ready to make up for this.</text:p>
      <text:p text:style-name="P129"><text:tab/>I share a part in all your griev<text:span text:style-name="T11">ance</text:span> too:</text:p>
      <text:p text:style-name="P129"><text:tab/>I as well felt fear when the tyrant took</text:p>
      <text:p text:style-name="P129"><text:tab/>from my only brother first his titles</text:p>
      <text:p text:style-name="P129"><text:tab/>then his life. I as well suffered on the</text:p>
      <text:p text:style-name="P129"><text:tab/>fields protecting our farms and families</text:p>
      <text:p text:style-name="P129"><text:tab/>from the men of Dublin. An invasion</text:p>
      <text:p text:style-name="P129"><text:tab/>caused by the ill temper of a tyrant.</text:p>
      <text:p text:style-name="P129"><text:tab/>Who could not feel disgust when Conchobar</text:p>
      <text:p text:style-name="P129"><text:tab/>threw his newborn son to his death? He is</text:p>
      <text:p text:style-name="P129"><text:tab/>forever a stain on my family,</text:p>
      <text:p text:style-name="P129"><text:tab/>and a disgrace to the city herself.</text:p>
      <text:p text:style-name="P129"><text:tab/>Now fair people we must make our amends</text:p>
      <text:p text:style-name="P129"><text:tab/>if we are to carry on and bear the</text:p>
      <text:p text:style-name="P129"><text:tab/>burden left by my father's nastiness</text:p>
      <text:p text:style-name="P129"><text:tab/>we must work together, trust each other</text:p>
      <text:p text:style-name="P129"><text:tab/>and (to the best of our abilit<text:span text:style-name="T11">i</text:span>es)</text:p>
      <text:p text:style-name="P129"><text:tab/>put behind the past to help the future.</text:p>
      <text:p text:style-name="P129"><text:tab/>I will at once proceed inside the hall,</text:p>
      <text:p text:style-name="P129"><text:tab/>where Dinertach will swear me in as earl,</text:p>
      <text:p text:style-name="P129"><text:tab/>and then commence a glorious feast. </text:p>
      <text:p text:style-name="P129"><text:tab/>For fifty seven days into the night,</text:p>
      <text:p text:style-name="P129"><text:tab/>one day for every year upon his head,</text:p>
      <text:p text:style-name="P129"><text:tab/>we all will come at length to trust our friends</text:p>
      <text:p text:style-name="P129"><text:tab/>And in this way your trust will sure be won.</text:p>
      <text:p text:style-name="P129"><text:tab/>Come inside! All! Bishop to your duty!</text:p>
      <text:p text:style-name="P44"><text:tab/></text:p>
      <text:p text:style-name="P44"><text:tab/></text:p>
      <text:p text:style-name="P44"><text:tab/><text:tab/></text:p>
      <text:p text:style-name="P45"><text:tab/><text:span text:style-name="T12">1130</text:span></text:p>
      <text:p text:style-name="P8"/>
      <text:p text:style-name="P48">2 January</text:p>
      <text:p text:style-name="P48"/>
      <text:p text:style-name="P48"><text:soft-page-break/>Poetry now takes up most of my time. <text:span text:style-name="T13">My people rejoice for truly our family and kingdom have never been stronger. Cuan and myself hold all counties of Midde ourselves and are of a stronger alliance than I have heard of and outside our blessed realm t</text:span>he <text:span text:style-name="T13">people speak of us in fear. Many believe our invasion of Conachta to have been wrong. The</text:span> former King of Conachta has become reffered to as “the Just” <text:span text:style-name="T13">but as long as our military remains the glory of Ireland (and may I even dare Scottland and Wales!) none would dare oppose my rule in Conachta. I will allow “King Tagd the Just” to live out his days in quite Muaidhe on the condition he dare not oppose my rule in Conachta. After his death I will sieze absolute power.</text:span></text:p>
      <text:p text:style-name="P48"/>
      <text:p text:style-name="P49">5 June</text:p>
      <text:p text:style-name="P49"/>
      <text:p text:style-name="P49">I have turned my attention to improving the lives of my people! While our power is undisputed we may reap the reward of the greatness we have grown from my grandfather to myself. No longer does the house of Mael rule only in Cill Dara. From Conachta to the saved city of the Vikings I am King and Cuan is general. Though the King of Laigan indeed is great, he is but an old man. His claim on the county of Galloway in Scottland is indeed an impressive feat, but should he become a thorn in my side I should not hesitate to banish him there. For now he has been a perfectly respectful neighbor who would never admit without a fight my becoming High King of Ireland but he clearly respects my family for unting celts and irish into a grand alliance against foreign oppresion.</text:p>
      <text:p text:style-name="P49"/>
      <text:p text:style-name="P50">11 August</text:p>
      <text:p text:style-name="P50"/>
      <text:p text:style-name="P50">Word from Byzantium reaches me. The Emporor has fled Greece as his suppoprters there throw up their arms in revolt. His rule seems doomed and the muslims invade Krete from Turkey. Still the Sword of the Lord holds onto Jerusalem. Three years now and still his Kingdom is strong at the borders. God grant them the strength to hold out till judgement day. That even though the greatest Christian power in the middle east falls to their own internal strife you should remain our most potent and pious jewel.</text:p>
      <text:p text:style-name="P50"/>
      <text:p text:style-name="P50">6 September</text:p>
      <text:p text:style-name="P50"/>
      <text:p text:style-name="P50">My God Olav II seems to have prevailed in his civil war. This could of course be a lull but this has been the first summer in over 15 years that brother does not slaughter brother upon the fair hills of England. Olav II is seen by the peasants as a fine and rightful king, being half Norwegian and half celtic (by my aunt Muirgel) appeasing both the royals who seek protection from viking attacks and the commoners who want a true english king. Being unrelated to William the Conqueror Olav has stripped entirely the link between Normandy and England. The Norman vassals (as well as the Duke of Cornwall) are loyal now to the King of the old Viking clan And who is already kicked out of Scottland and suffers at home from disorganization which has left <text:span text:style-name="T14">with little power. Olav II has left the country of Norway and prefers his new castle in Cumberland, only keeping his home provinces in Norway of Bergenhus and Romsdal</text:span></text:p>
      <text:p text:style-name="P50"/>
      <text:p text:style-name="P6">1131</text:p>
      <text:p text:style-name="P6"/>
      <text:p text:style-name="P51">4 April</text:p>
      <text:p text:style-name="P51"/>
      <text:p text:style-name="P51">Times remain high! Cuan even has relented into a less conquest oriented state of mind. My people are happy and our position remains strong! Under God’s great guidance I have steered clear the wrongdoings of my adopted father and embrace a more temperate rule. My name-sake would truly be <text:soft-page-break/>proud, I look the most to his teachings on how best to run our great land. His wars were only faught to secure the island for the irish and already I took Conachta as little more than a tyrant but still the people there in our westernmost lands do love and revere me only slightly less than their old king. And besides, he was (and still is) old, tired, weak, and unfit to be the face of Ireland. My family will be named the High Kings I am sure.</text:p>
      <text:p text:style-name="P51"/>
      <text:p text:style-name="P52">20 July</text:p>
      <text:p text:style-name="P52"/>
      <text:p text:style-name="P52">My steward reports: Low crimes and less complaints were registered this year than before in any year since our records show (back some 50 years!) He goes on to tell me that despite his job as tax collector the people are happy to see him and glad to contribute to such a worthy cause as their great King. Even in the newly taken lands the people recognize the greatness of my reign, though still so short. Not even 5 years have gone by since my accension but a great merry has swept over our proud people!<text:line-break/></text:p>
      <text:p text:style-name="P53">14 August</text:p>
      <text:p text:style-name="P53"/>
      <text:p text:style-name="P53">Muirchertach is dead. The old crow finally kicked the bucket. Coleman has been made Bishop of Dublin and high priest of Midde Ireland. Muirchertach’s life was a long one and he remained loyal to the house of Maelfor all his days. Raised an orphan at ten after his father fled to wales to escape his charge of treason, my grandfather Mael did his best but struggled to connect with him. The Muirchertach I knew was always reclusive in his church barely even aknowleging his own children let alone the matters of my court. But still he was loyal and a good bishop. He crowned my uncle Ercaid King and then let him rule the country without so much as a complaint from the lord, though Ercaid was quite less than perfectly pious, even the order for his estranged wife to be arrested was not met with a cry for excomunication. I still remember the miracle play Muirchertach put on depicting the nativity and birth of our lord. God! That must have been ten years ago or more. At my coronation, a rather sad and paranoid affair being less than an hour after my father was poisoned, I sensed he was happy to be rid of Ercaid and knew from my attendance record at church I would be a better ruler. I am proud to say I have lived up to the promise I made before him that day nearly 5 years ago. My last time talking with him was two years ago (he’s reclusive AF I honestly didnt even know he was ill...especially since I have Coleman leading my royal church services now) when I first began work on “The madness of Conchobar” and his account of those wicked days has been of immense help. I will remember Muirchertach as a loyal, if otherwise useless, bishop who served his purpose and did not try to over leap his place. He has no surviving sons but is survived by his daughters and his nephew, Coleman, now in his place as bishop and high priest.</text:p>
      <text:p text:style-name="P54"/>
      <text:p text:style-name="P54">God is pleased</text:p>
      <text:p text:style-name="P54">By those who work</text:p>
      <text:p text:style-name="P54">For other’s greatness</text:p>
      <text:p text:style-name="P54">Instead their own</text:p>
      <text:p text:style-name="P54"/>
      <text:p text:style-name="P54">Muirchertach mac Domnall</text:p>
      <text:p text:style-name="P54">Orphan Bishop and High Priest of Midde Ireland</text:p>
      <text:p text:style-name="P54">1063 – 1131</text:p>
      <text:p text:style-name="P54"/>
      <text:p text:style-name="P7">1132</text:p>
      <text:p text:style-name="P7"/>
      <text:p text:style-name="P55">2 January</text:p>
      <text:p text:style-name="P55"><text:soft-page-break/></text:p>
      <text:p text:style-name="P56">All still bodes well for me in my happy land! This christmas marked my fifth since becoming King, surrounded by my famiy I felt such peace and joy. Indeed my reign is blessed and God does smile upon me favorably that our lands and castles should be so happy. My daughter Aine is eleven now and becoming quite deceitful… oh what a woman! News was brought to me from the Byzantine Empire where talk of their troubles brings much fun to our dinner table. The emperor, or former, Tsainos who ruled for some thirty years was beheaded it seems by rebels who cast their lots in with a <text:span text:style-name="T15">powerful senator from the northern spit of Asia Minor, where the power or Constantinople is still felt. Though I am unable to help and they surely have no idea of who I am still I like to keep up with the great doings of the sad offspring of Rome. The great holy city, surely the greatest in all Europe, is in a time of great uncertainty. Though Tsainos was an extended ruler he failed to bring Asia Minor back into his rule and still to this day the infidels keep camp some 100 miles from the holy city (though they still dare not cross into the golden horn!) His failure push the muslims back is what led to their civil war in the first place. If this is what it takes to restore the former Byzantine glory then so be it bur from a purely outside perspective, infighting cannot strengthen their resolve, only hasten their defeat…</text:span></text:p>
      <text:p text:style-name="P56"/>
      <text:p text:style-name="P57">11 April</text:p>
      <text:p text:style-name="P57"/>
      <text:p text:style-name="P57">Bernat the old Chancellor who served my father before me died at 72. I have installed Scandal as my new Chancellor. He certainly carries less gravitas than Bernat but he is a wise and educated man. In other news Olav II has taken a lowborn woman of England as his wife!</text:p>
      <text:p text:style-name="P57"/>
      <text:p text:style-name="P57">23 April</text:p>
      <text:p text:style-name="P57"/>
      <text:p text:style-name="P57">Scandal already tells me, after his very first trip to meet with the chiefs of the north, that the people of Tir Eoghan long to join me in my unification of Ireland. Their chief, on his death, left the county to his nephew, only a newborn, on strict condition that his brother, the current chief, not inherit. The people are stuck now with an increadibly ineefective ruler and send word that wish for me to liberate them from their stupid rule and join with my people! God wills it I will tell Cuan to muster our men, we ride north to Tir Eoghan!</text:p>
      <text:p text:style-name="P57"/>
      <text:p text:style-name="P57">24 April</text:p>
      <text:p text:style-name="P57"/>
      <text:p text:style-name="P57">My armies of Cill Dara and Dublin will join Cuan in Meathe. I have sent for my western soldiers to be rallied and to meet along the banks of the river shannon. God keep our men and country safe!</text:p>
      <text:p text:style-name="P57"/>
      <text:p text:style-name="P58">12 May</text:p>
      <text:p text:style-name="P58"/>
      <text:p text:style-name="P59">My loyal commander was severely injured today while in training my western divisions. I have sent for him to be relieved of duty. He will serve me in my own stables for his days now.</text:p>
      <text:p text:style-name="P59"/>
      <text:p text:style-name="P59">6 June</text:p>
      <text:p text:style-name="P59"/>
      <text:p text:style-name="P59">Cuan has arrived in Tir Eoghan unopposed! He besieges the petty castle that the chief hides in. The people are glad to see such might though terrified by what we may cause. But our cause is just and they as well as we are on God’s side.</text:p>
      <text:p text:style-name="P59"/>
      <text:p text:style-name="P59">4 August</text:p>
      <text:p text:style-name="P59"/>
      <text:p text:style-name="P59"><text:soft-page-break/>All summer my soldiers have spent in Tir Eoghan. Cuan has decided there is no need to scale the wall and already the province is de facto ours. I will keep our men there through to the winter (though Cuan says it is great training to stay over the winter) I do not feel like they should stay through Christmas.</text:p>
      <text:p text:style-name="P59"/>
      <text:p text:style-name="P59">14 August</text:p>
      <text:p text:style-name="P59"/>
      <text:p text:style-name="P59">Soldiers loyal to the child chief have appeared. Ferried across from Wales they landed in Laigan according to my scouts. Damn the King of Laigan! He must surely fear our expansion and perhaps he can read the cards of fate, that his family will bow to mine as High Kings of Ireland.</text:p>
      <text:p text:style-name="P59"/>
      <text:p text:style-name="P59">20 August</text:p>
      <text:p text:style-name="P59"/>
      <text:p text:style-name="P59">Bandits and maurauders are outside the great city of Dublin! Our fortress is indeed great and I do not fear their 800. We survived our last siege with narry a worry and those were surely fiecer men! Messengers have been sent to Cuan in request of reinforcements to break the siege. Harvest will no doubt be missed this year, but our great Irish city has stores a-plenty last out the winter.</text:p>
      <text:p text:style-name="P59"/>
      <text:p text:style-name="P60">5 September</text:p>
      <text:p text:style-name="P60"/>
      <text:p text:style-name="P60">The detachment of the west has arrived. Riding over the northern slopes as the sun blazed red. Cuan sent 1100 men, less than I had hoped, but I am sure this is more than we need. I trust Cuan in military matters with upmost confidence.</text:p>
      <text:p text:style-name="P60"/>
      <text:p text:style-name="P60">19 September</text:p>
      <text:p text:style-name="P60"/>
      <text:p text:style-name="P60">His forces have retreated. I watched this morning for our trumpets to call but heard none. The siege was not broken in the assault…</text:p>
      <text:p text:style-name="P60"/>
      <text:p text:style-name="P60">26 September</text:p>
      <text:p text:style-name="P60"/>
      <text:p text:style-name="P60">My western soldiers returned today with a great and vicious charge. I could tell they were much less than before, only maybe 8 or 9 hundred. The enemy’s size seems the same…</text:p>
      <text:p text:style-name="P60"/>
      <text:p text:style-name="P60">3 October</text:p>
      <text:p text:style-name="P60"/>
      <text:p text:style-name="P60">Nearly a month have soldiers of the Shannon been maurauding and harrasing the invaders. Today I opened our great gate and poured out our own levies with the rising sun and return of our western allies. To finnaly rid ouselves of this siege!</text:p>
      <text:p text:style-name="P60"/>
      <text:p text:style-name="P60">8 October</text:p>
      <text:p text:style-name="P60"/>
      <text:p text:style-name="P60">Our men have finally uprooted the last remnants of their camps. We shall recouperate for the winter here I think…</text:p>
      <text:p text:style-name="P60"/>
      <text:p text:style-name="P60"/>
      <text:p text:style-name="P60">11 November</text:p>
      <text:p text:style-name="P60"/>
      <text:p text:style-name="P60"><text:soft-page-break/>Word from Cuan is he would like to weather the winter in Tir Eoghan. Of course I will relent to him in this matter. Our guests will however spend the winter with me in Dublin unless God forbid the scumbags should return to our land in the cold.</text:p>
      <text:p text:style-name="P60"/>
      <text:p text:style-name="P60">2 December</text:p>
      <text:p text:style-name="P60"/>
      <text:p text:style-name="P60">Oh horror show! The <text:span text:style-name="T16">earl of Ulaidh has decided HE is the earl of Tir Eoghan not I. His soldiers, <text:s/>I am told, are mobilized and march on Cuan, already installed in Castle Tir Eoghan. I have sent for our Shannon Men to move north and aid Cuan as he needs it more than I. So much for a pleasant Christmas for my soldiers of the Shannon.</text:span></text:p>
      <text:p text:style-name="P60"/>
      <text:p text:style-name="P61">18 December</text:p>
      <text:p text:style-name="P61"/>
      <text:p text:style-name="P61">I have received word from the earl of Ulaidh he will not respect my rule but <text:s/>also will not interfere with my war. I suspect he fear our might and also sees his cards, that I will inevitably prevail as High King of Ireland. The Soldiers of the Shannon are called to Cill Dara. More men from Laigan are moving on the castle of my ancestors.</text:p>
      <text:p text:style-name="P61"/>
      <text:p text:style-name="P61">25 December</text:p>
      <text:p text:style-name="P61"/>
      <text:p text:style-name="P61">I am all alone, all day on Christmas, praying for safety and victory. I do not think the hostility from Laigan will continue nor from Ulaidh commence, but I have sent a bold statement to all Irish during these last 4 years since our invasion of Conachta: That we will do what it takes to unite the people of Ireland and God willing I shall be the one to do it!</text:p>
      <text:p text:style-name="P61"/>
      <text:p text:style-name="P9">1133</text:p>
      <text:p text:style-name="P9"/>
      <text:p text:style-name="P61">29 January</text:p>
      <text:p text:style-name="P61"/>
      <text:p text:style-name="P61">The bandits in Cill Dara have been dispatched. They flew no colors of Laigan but guess in which direction they flew? South of course… The Soldiers of the Shannon are sent back to Tir Eoghan.</text:p>
      <text:p text:style-name="P61"/>
      <text:p text:style-name="P62">10 May</text:p>
      <text:p text:style-name="P62"/>
      <text:p text:style-name="P62">Just as my soldiers arrive home from victory the earl of Ulaidh attacks! Snake fighting son of a bitch. He will pay!</text:p>
      <text:p text:style-name="P62"/>
      <text:p text:style-name="P62">20 May</text:p>
      <text:p text:style-name="P62"/>
      <text:p text:style-name="P62">I have been restless, I have begun even drinking wine! Something I have never enjoyed before. I am not worried, Ulaidh will be broken soon enough. But <text:s/>I do start to worry if this is my lot in life? To live as a military tyrant always on the attack? Always afraid our people will be forced out of their fields into our fortress. They are now hard at work preparing a great crop to make up for last years ruined by the siege but what if now more mauraders should arrive?</text:p>
      <text:p text:style-name="P62"/>
      <text:p text:style-name="P62">15 June</text:p>
      <text:p text:style-name="P62"/>
      <text:p text:style-name="P62">Our soldiers meet Ulaidh for the first time in Tir Eoghan</text:p>
      <text:p text:style-name="P62"><text:soft-page-break/></text:p>
      <text:p text:style-name="P63">5 July</text:p>
      <text:p text:style-name="P63"/>
      <text:p text:style-name="P63">My chancellor tells me he has received word from Scottland than men are on their way in suppport of Ulaidh!</text:p>
      <text:p text:style-name="P63"/>
      <text:p text:style-name="P63">14 July</text:p>
      <text:p text:style-name="P63"/>
      <text:p text:style-name="P63">We have driven the unrighteous out of Tir Eoghan and move to their own lands. I want their fields burned and their people pilliaged! Ulaidh must learn better!</text:p>
      <text:p text:style-name="P63"/>
      <text:p text:style-name="P63">1 August</text:p>
      <text:p text:style-name="P63"/>
      <text:p text:style-name="P63">The soldiers of Ulaidh escape to Scottland! I have contracted with the people of Mumu that should Scottish men arrive in Ireland I will pay them to destroy their presence. In this way Mumu sees eye to eye with me: Ireland for the Irish. Though he would never bow and pay me tribute, yet.</text:p>
      <text:p text:style-name="P63"/>
      <text:p text:style-name="P63">21 October</text:p>
      <text:p text:style-name="P63"/>
      <text:p text:style-name="P63">My 37<text:span text:style-name="T17">th</text:span> birthday. <text:span text:style-name="T18">A truly fearsome army of </text:span>Scottish soldiers are on Ireland to our south, ferried in by way of Laigan. <text:span text:style-name="T19">All counted 5000 Scotts is estimated.</text:span> The Irish Company arrives in my court as my birthday present…</text:p>
      <text:p text:style-name="P63"/>
      <text:p text:style-name="P64">12 November</text:p>
      <text:p text:style-name="P64"/>
      <text:p text:style-name="P64">The Irish band has fled north and the Scotts lay siege to our great castle! A truly great force is assembled before our gate, 2000 strong Id guess. I have sent for Cuan, as well as another force of Saxon bandits to come to our aid!</text:p>
      <text:p text:style-name="P64"/>
      <text:p text:style-name="P64">25 November</text:p>
      <text:p text:style-name="P64"/>
      <text:p text:style-name="P64">Cuan has engaged the Scotts in Meathe.</text:p>
      <text:p text:style-name="P64"/>
      <text:p text:style-name="P64">21 December</text:p>
      <text:p text:style-name="P64"/>
      <text:p text:style-name="P64">Cuan has driven them down to Cill Dara and still pursues them with nearly 8<text:span text:style-name="T19">000</text:span> men under his command! I have run out of money though and suspect the Irish mercenaries will be leaving soon… after all they only kill on my behalf for my gold.</text:p>
      <text:p text:style-name="P64"/>
      <text:p text:style-name="P67">25 December</text:p>
      <text:p text:style-name="P67"/>
      <text:p text:style-name="P67">The first band of mercenaries have left camp for Christmas. The second stand firm in their commitment.</text:p>
      <text:p text:style-name="P64"/>
      <text:p text:style-name="P10">1134</text:p>
      <text:p text:style-name="P10"/>
      <text:p text:style-name="P64">2 January</text:p>
      <text:p text:style-name="P64"/>
      <text:p text:style-name="P64"><text:soft-page-break/>In Westmeathe Cuan and 4700 fight 3900 Scotts. Our outlook is indeed dire now I have no money to fund more soldiers. If we are defeated the Scotts may indeed do some damage…</text:p>
      <text:p text:style-name="P64"/>
      <text:p text:style-name="P64">27 January</text:p>
      <text:p text:style-name="P64"/>
      <text:p text:style-name="P64">The Scotts are defeated and flee north! I have sent word to the earl of Ulaidh that his cause is lost. We do not desire his lands and that if he sends word we will <text:span text:style-name="T19">cause complete </text:span>destruction of his city. We have defeated Scottland even and still are victorious! I pray he sends a wise answer.</text:p>
      <text:p text:style-name="P64"/>
      <text:p text:style-name="P66">1 February</text:p>
      <text:p text:style-name="P66"/>
      <text:p text:style-name="P66">Word back from Ulaidh was received just before Cuan’s great army of Midde Ireland returned victouious <text:span text:style-name="T19">from the fields of Cill Dara</text:span> to City Dublin. Ulaidh has agreed to a white peace, he agrees that his cause is lost and his soldiers will retire, as will the Scotts <text:span text:style-name="T19">from any attacks into my land, he did not specifically say he would surrender his claim on Tir Eoghan but did swear his men, nor any he may put up to it, will attack my people again</text:span>. However he will not pay reparations for the war, one that he maintains I began with my invasion of Tir Eoghan, a point which I am unwilling to force out of him at the expense of more lives. Speaking of lives, the sight of my tattered army arriving back home <text:span text:style-name="T19">broke my heart and nearly drove me to tears. The last I saw of them was their victory march home from Tir Eoghan before Ulaidh had attacked. Gone is any pomp or glint of pride in their steps, their armour has lost the shine it had before the Scotts invaded. Great indeed the cost was in the battle of Cill Dara. The saddest sight I believe my eyes have befallen. Indeed at first I did swear it must be someone else. My brother in law the great Cuan the fearsome! Cuan the Lion! Carried on a grand stretcher of green at the head of our army. I did think he was lying in state and I felt my stomach begin to turn. At our gates our porter did throw open the door but our cheers were much less strong that last May when we all thought the war was over. All the people of Dublin saw firsthand the might of the Scottish during the siege of November, our hired army was defeated, but ulitimately prevailed. And now, what is their reward for seeing this act through to the end, blood, death, and destruction. Cuan indeed has lost the use of his right leg and was helped up the stairs where I stood to greet him. I felt immense shame, and guilt, that it was not fair this great hero should stand before me, so bloodied, bruised and maimed. We shook hands and he told me “look King we are victorious at last! <text:s/>I told you our forces were greater than Scottlands!” His eyes were hollow but his pride was still intact. I told him his services to me are forever paid and he may retire as he sees fit but his only desire is to return with a good portion of the stronger men to Tir Eoghan and continue to direct their defensive measures. He would not relent to have me strip him of his title “The Marshall of the Kingdom Midde” A great man, he himself who counseled his father to surrender the throne to me and his sister, my wife, Sinech. A hero who’s only concern in life has been to the strength of our army who conquer land in my name. Of course I have given Cuan great trackts of land to our north but still I will not grant him Tir Eoghan, I must save this title for my firstborn son. Cuan maimed at such a young age of 27 is truly not fair. The lord works in truly amazing ways but I must count my blessings, our war was victourious at last!</text:span></text:p>
      <text:p text:style-name="P64"/>
      <text:p text:style-name="P68">24 February</text:p>
      <text:p text:style-name="P68"/>
      <text:p text:style-name="P68">As all things must pass so returns the day to day administration of my realm. Our finances are in a truly dire situation and I have ordered the tax collector to straighten them out or I will have him replaced. He semmed hesitant to instate a new tax so soon after our soldiers payed the ultimate price but I insisted. The people have seen their Marshall maimed! Surely they will understand our need.</text:p>
      <text:p text:style-name="P68"/>
      <text:p text:style-name="P68">8 May</text:p>
      <text:p text:style-name="P68"><text:soft-page-break/></text:p>
      <text:p text:style-name="P68">My steward has managed to up-lift my financial worries. Within the end of the decade we oughy be completely recovered haha. Cuan, Earl of Meathe by birth and Breifne by right chooses still of his own volition to reside in Tir Eoghan. He has gained much respect from his soldiers but certainly cannot, can never be, the Lion he once was.</text:p>
      <text:p text:style-name="P68"/>
      <text:p text:style-name="P69">4 August</text:p>
      <text:p text:style-name="P69"/>
      <text:p text:style-name="P69">A young bishop from Tir Eoghan approached me and asked to be my court chaplain. I was very sceptical at first but the boy really was terrific, better than Coleman I admit and so I relented senseing the benefit in fostering a sense of unity between out people and besides bishop Coleman has enough on his plate running the church of Dublin!</text:p>
      <text:p text:style-name="P69"/>
      <text:p text:style-name="P11">1135</text:p>
      <text:p text:style-name="P11"/>
      <text:p text:style-name="P69">9 January</text:p>
      <text:p text:style-name="P69"/>
      <text:p text:style-name="P70">The influence of Norway and the vikings is truly great. And more importantly my grandfather’s destruction of their foothold in western ireland was of great importance. England is now firmly under the thumb of Olav II ruling in strickly speaking terms, Nowegian style. He has given his son a Norwegian name and has refused to step even a foot in the old English capital of London, originally a city of Rome, choosing instead to rule in Cumberland and their style himself as a new ruler for a different era. The viking King of And still holds great influence across the northern seas and collects great tribute from Cromwell, Normandy, and some norther reaches of Scottland. The old king of Scottland Ross the unholy scholar has died and his kingdom given to a great woman! Scottland now has a Queen Orabila the Pious. A crusader who returned to her country in ruin, rallied her people under the name of Christ and disposed of Ross. However in Norway itself the King of And looses much territory to other great Viking chiefs and Olav refuses to pay him homage, his home provinces still loyal to the house of Hardride the great.</text:p>
      <text:p text:style-name="P70"/>
      <text:p text:style-name="P71">18 June</text:p>
      <text:p text:style-name="P71"/>
      <text:p text:style-name="P71">Fearing for his health I ordered Cuan to return to Dublin today. He walks now but very slowly and with the assistance of a cane. He pretended to be angry at me for taking him from his duties but I could read in his face he was happy to be off duty. We hold a great fair in his honor, celebrating the greatest hero Ireland has seen in generations Cuan the Lion! Cuan however seemed miserable throughout…</text:p>
      <text:p text:style-name="P71"/>
      <text:p text:style-name="P71">3 July</text:p>
      <text:p text:style-name="P71"/>
      <text:p text:style-name="P71">Cuan killed himself today. Quite a feat for a maimed cripple… God I apologize, my emotions get the better of me. I killed Cuan! Not with my hand, or my mouth, but by my actions. No! His greatest pleasure in life was in war, he moved my hands for me! His death is his own, he must have wished he had died on the field that day in Cill Dara last year. But to take his own life! My god… My wife, his sister, has inherited all of his titles and I have named her regent to our daughter Aine, until a son is born, she is my heir. Coleman will be promoted from commander of Dublin to Marshall of Midde. What a sad day and great loss for our kingdom one so great as Cuan the Lion.</text:p>
      <text:p text:style-name="P71"/>
      <text:p text:style-name="P72">22 July</text:p>
      <text:p text:style-name="P72"><text:soft-page-break/></text:p>
      <text:p text:style-name="P72">I have sent for Aine to be finished by my chancellor, Scandal. She now stands next in line to the throne and I must have her taught the subtleties of diplomacy lest she be crowned unprepared and throw our great land into revolt. I miss Cuan horribly.</text:p>
      <text:p text:style-name="P72"/>
      <text:p text:style-name="P72">17 September</text:p>
      <text:p text:style-name="P72"/>
      <text:p text:style-name="P72">Life must go on… <text:span text:style-name="T20">I can never forget the light that shined in his eye when he came to some 7 years ago telling me not asking “I am taking the men to Conachta” I had only ruled for two years, my grip on my position was only somewhat solidified and depended the most at that moment on Cuan. He was truly a great man. He fought not for his claim to my throne but only to expand our reach and bring more of Ireland into unity under our great dyansty. The last I saw him smile was last may when he returned from the battle of Cill Dara, but it was a forced smile full of pain. Seeing him on the stretcher was worse on me than the last few months of his life hobbling around my castle. But that is so selfish of me, that I should prefer the miserable and purposeless Cuan to the Marshall who paid his duty to his King by feigning joy at our, my, victory. I did not even give him the land he had conquered in Tir Eoghan. Not that he had asked, nor would it have made any difference now.</text:span> The loss of Cuan is simply something we must come to accept and move on. Our alliance may have been the most powerful force for this island in centuries. I do believe under his leadership the Island could have been united but me? I am no soldier, and none other in our land possess the strength and leadership qualities that Cuan was such a master of. Indeed his loss alone was not worth the subjugation of all of Tir Eoghan. Could I take that invasion back I would in an instant…</text:p>
      <text:p text:style-name="P72"/>
      <text:p text:style-name="P73">18 November</text:p>
      <text:p text:style-name="P73"/>
      <text:p text:style-name="P73">I have extreme doubts that Aine will be a successful Queen. She is decietful, and arbitrary. She seems to have not a care in the world, a spoiled brat indeed. Sure, I may have been absent for the bulk of her upbringing but I thought our daughter would turn out better… I can only pray Sinech (and God) bless me with a son.<text:line-break/></text:p>
      <text:p text:style-name="P12">1136</text:p>
      <text:p text:style-name="P12"/>
      <text:p text:style-name="P73">28 February</text:p>
      <text:p text:style-name="P73"/>
      <text:p text:style-name="P73">The year, and time itself, do pass faster now. Getting old is quite a drag. <text:span text:style-name="T21">Aine will marry the nephew of Denmark in some six months or perhaps a bit more. My law clearly states that Aine will be Queen with her husband as only Queen-consort. The children will be of the house Mael not of Denmark. Though they were defeated by my cousin Olav of England the Danes are still a great power and to have them recognize my kingdom with such an honor is truly a blessing.</text:span></text:p>
      <text:p text:style-name="P73"/>
      <text:p text:style-name="P74">16 April</text:p>
      <text:p text:style-name="P74"/>
      <text:p text:style-name="P74">My spy in Salzburg has managed to send me detailed plans of German war tactics. Surely of great use to us! My sad and warlike kingdom. Since the end of the war 2 years ago my people have bounced back stronger than ever. The marshall, <text:span text:style-name="T22">Coleman my distant kinsman and bishop</text:span> of Dublin, will never match Cuan in skill but our soldiers are ready, and truly the greatest in the British Isles except for our Norwegian born cousin, Olav II of England. Our farmers are productive and my coffers are nearly as strong as they were before the war over Tir Eoghan. All in all the people of Tir Eoghan are <text:soft-page-break/>unproductive northerners, I can understand why they still kept a chief, but God smiles on me for bearing the burden of civilizing these savages. Not yet a year since Cuan left us, his presence will always be missed in my court.</text:p>
      <text:p text:style-name="P74"/>
      <text:p text:style-name="P75">27 July</text:p>
      <text:p text:style-name="P75"/>
      <text:p text:style-name="P75">The young son of Tagd “the Just” has sparked a revolt in Muaidhe where I have not demanded absolte piety as a result of their love for Tagd. Tagd is dead now and his son is nowhere near as popular. We will crush this revolt…</text:p>
      <text:p text:style-name="P75"/>
      <text:p text:style-name="P75">7 August</text:p>
      <text:p text:style-name="P75"/>
      <text:p text:style-name="P75">Their men have fleed to the sea before battle! What cowards! I have orderd 50 ships to find and destroy them!</text:p>
      <text:p text:style-name="P75"/>
      <text:p text:style-name="P76">29 October</text:p>
      <text:p text:style-name="P76"/>
      <text:p text:style-name="P76">My ten year coronating anniversary was a ball! True our soldiers do fight rebels in Muaidhe but I am not worried about our victory, we have the grandest army in the Isles behind England. Aine was married to the nephew of the King of Denamrk. A nice enough lad, and a welcome addition to our family. He mentioned his military background and I did believe him when he said it. I have moved for Coleman to return to the church and my new son-in-law Einar will be our new Marshall. I rather like the boy, he’s no Cuan of course, but he is an inspiring leader, perhaps ambitous, I can only hope not too much…</text:p>
      <text:p text:style-name="P76"/>
      <text:p text:style-name="P13">1137</text:p>
      <text:p text:style-name="P13"/>
      <text:p text:style-name="P77"/>
      <text:p text:style-name="P76"/>
      <text:p text:style-name="P78">3 February</text:p>
      <text:p text:style-name="P78"/>
      <text:p text:style-name="P78">I have relieved the tired soldiers and only my personal levy remains in Muaidhe to “Clean house” as we call it. I consider it practice and Einar writes that he enjoys it very much but does long to be with his wife…</text:p>
      <text:p text:style-name="P78"/>
      <text:p text:style-name="P78">29 April</text:p>
      <text:p text:style-name="P78"/>
      <text:p text:style-name="P78">8 months fighting gorillias in Muaidhe, my soldiers and commanders must be glad to be home. Last week I received word that the son of Tagd wished for a truce, he agreed to swear fealty and loyalty to my throne in exchange that I let him stay as earl of Muaidhe. I demanded he pay tribute and support my wars in the future, he relented and I sent for him to attend my victory parade today in celebration of the pacification of his men. He atended and feigned delight, and loyalty, and all other things he promised. I think him to be a cheat and a weak coward, too afraid to loose his place of privalege and so would rather live as my dog than on his own. So be it, I need not worry myself with him too much, he will be sent back to Muaidhe and should he act up again, Ill kill him.<text:line-break/></text:p>
      <text:p text:style-name="P79">5 December</text:p>
      <text:p text:style-name="P79"/>
      <text:p text:style-name="P79"><text:soft-page-break/>I must admit I am not terribly happy with the way I dealt with the revolt. Perhaps I should have been more like my father and simply had his head thrown onto a pole. He is my first “vassal” in the truest sense of the word. My wife, and cousin…, Sinech is the holder of Cuan’s old lands and he controlled the “northern bit” as we used to call it. Cuan’s death was a serious blow to my regime and I do belive that had he still been here this revolt never would have happened. Now I hear talk that my daughter, Aine, is too young, too inexperienced, and evil to be a successful ruler. Now I will admit she is a spoiled brat but she is also my one and only. <text:span text:style-name="T23">I pray to god Sinech would bear me a son but still she seems barren… I am 41 now she is 35 both of us out of our prime to sire or raise a child but there is still time. I cannot give up on a son being born I trust God to deliver him to me. For now I simply must deal with the earl of Muaidhe as best I can. Having him killed would be a grave sin especially since the war was over 6 months done, time has mellowed the animosity between our people a great deal.</text:span></text:p>
      <text:p text:style-name="P79"/>
      <text:p text:style-name="P14">1138</text:p>
      <text:p text:style-name="P14"/>
      <text:p text:style-name="P80">25 August</text:p>
      <text:p text:style-name="P80"/>
      <text:p text:style-name="P80">I must not pay so little attention to my kingdom. The people do begin to think they can get away with anything, just last night I heard my daughter’s husband Einar, Marshall of Midde, joking about killing the Queen! Aine seemed amused by the idea… I have sent him a formal letter demanding he rebute and repent, if he does not I will put my foot down!</text:p>
      <text:p text:style-name="P80"/>
      <text:p text:style-name="P80">11 September</text:p>
      <text:p text:style-name="P80"/>
      <text:p text:style-name="P80">Eianr has made it like I am a fool for taking him seriously but doubled down his loyalty me myself and my queen. I however will not forget this…</text:p>
      <text:p text:style-name="P80"/>
      <text:p text:style-name="P80">27 September</text:p>
      <text:p text:style-name="P80"/>
      <text:p text:style-name="P80">My God! I have just heard news that Paris is a’flame. Revolt striekes deep...Also the heir to the Kingdom of Laigin has married a princess of the Holy Roman Empire! Great God help up please! The Kaisar of all people has been eying our fair island?? Woe is me! I do hope something can be done to prevent this. I do not wish for war… I have sent my chancellor Scandal to the castle of Leix in city Laigin hopefully to find a solution for me…</text:p>
      <text:p text:style-name="P80"/>
      <text:p text:style-name="P81">21 December</text:p>
      <text:p text:style-name="P81"/>
      <text:p text:style-name="P81">I have been spending much of my time reading, reciting, and composing poetry. My great tale of Conchobar the Evil has still not quite been perfected but it is a labor of love and I am in no rush. The people have begun jokingly refering to me as King Scar of Ireland. I do hope a better name catches on before my burial!</text:p>
      <text:p text:style-name="P81"/>
      <text:p text:style-name="P15">1139</text:p>
      <text:p text:style-name="P15"/>
      <text:p text:style-name="P81">8 February</text:p>
      <text:p text:style-name="P81"/>
      <text:p text:style-name="P81">Scandal informs me our prospects in a successful military conquest are unlikely not because we are outnumbered but beacause the people of Laigan are proud to be southorners. For over 100 years their people have been free from the rule of any High King of Ireland being my ancestors of Cill Dara or my <text:soft-page-break/>new realm ruling from the old Vikings city of Dublin. I have ordered Scandal stay to either incite rebellion or else die trying!</text:p>
      <text:p text:style-name="P81"/>
      <text:p text:style-name="P82">16 May</text:p>
      <text:p text:style-name="P82"/>
      <text:p text:style-name="P82">Our land is greater than ever! Our people are fat, our industry is powerful and our soldiers are fierce! My ownly fear is the Kaisar should covet these riches for himself…</text:p>
      <text:p text:style-name="P82"/>
      <text:p text:style-name="P82">13 July</text:p>
      <text:p text:style-name="P82"/>
      <text:p text:style-name="P82">Word from Jerusalem! The muslims have invaded the great Kingdom of Conan “The Sword of the Lord!” With help from the nights templar victory in the name of Christ seems assured!</text:p>
      <text:p text:style-name="P82"/>
      <text:p text:style-name="P82">1 August</text:p>
      <text:p text:style-name="P82"/>
      <text:p text:style-name="P82">Scandal tells me that Laigan’s King will never change his mind. He is an ornery old man does not give two shits for the “High Kingdom of Ireland” his formal reply to my court is that I am but a King of Dogs and that he should be rightfully adressed as “High King” of Ireland in Laigan! I have decided to hell with it, we are the greatest military power in the British Isles behind only the united, Norwegian, England. I will take his capitol and hopefully hold him hostage as a means of changing his mind. Indeed if Cuan showed me anything about this life, it was the effectiveness of warfare in the demonstration of one’s will. The Kaisar thinks himself above God himself, he keeps his own private Pope in Salzburg and pays no attention to the wants or needs of his holiness in Roma. I am sure that his selfish heart desires our rich lands and as a good christian I cannot let our faithful souls even a chance to fall under his tyrancy. I have raised my levy’s under the order of defeat of the King of Laigan. God help me to have made the right decision… <text:span text:style-name="T24">I have given the order for the Men of the Shannon to assemble in Ui Maine while reinforcements arrive from the tribes of Tir Eoghan. Einar and Talorc will take my army of Dublin south along the coast to the castle of King Domnall “the Merry”</text:span></text:p>
      <text:p text:style-name="P82"/>
      <text:p text:style-name="P83">2 August</text:p>
      <text:p text:style-name="P83"/>
      <text:p text:style-name="P83">The soldier<text:span text:style-name="T30">s</text:span> of Laigan have been sighted. A grander force than I expected. 1500 from castle of Domnall and another 900 in county Leix south of Cill Dara. I have ordered caution and that Einar must wait until the army of Cill Dara reundevoux with our army of Dublin here before setting out. The men of Shannon must move with all hast to Cill Dara…</text:p>
      <text:p text:style-name="P83"/>
      <text:p text:style-name="P83">12 August</text:p>
      <text:p text:style-name="P83"/>
      <text:p text:style-name="P83">The combined armies of Cill Dara and Dublin under the command of Einar, Talorc, and Iderneth march south to castle Laigan.</text:p>
      <text:p text:style-name="P83"/>
      <text:p text:style-name="P83">19 August</text:p>
      <text:p text:style-name="P83"/>
      <text:p text:style-name="P83">The great host of Domnall moves north 3400 hundered men I hear report from Leix towards Cill Dara. Einar will need to intercept them but I fear they will arrive in our fields first. Once again a great battle will take place on those fair fields already so satieted with blood by the battle of 1134. Many more noble Irishmen will die, but is a needed sacrifice to preserve our people from the Kaisar’s greedy hands. God grant us the victory!</text:p>
      <text:p text:style-name="P83"/>
      <text:p text:style-name="P84"><text:soft-page-break/>2 September</text:p>
      <text:p text:style-name="P84"/>
      <text:p text:style-name="P84">At the sight of our grand Army the Kind did flee! Our grand host, 5500 strong, marches south from Cill Dara to smoke the rat out.</text:p>
      <text:p text:style-name="P84"/>
      <text:p text:style-name="P84">11 September</text:p>
      <text:p text:style-name="P84"/>
      <text:p text:style-name="P84">Einar has arrived in Leix and his men have begun a general destruction of the land. I order him to continue his pusuit, his only objective at this point is to destroy the army of Laigan.</text:p>
      <text:p text:style-name="P84"/>
      <text:p text:style-name="P84">19 September</text:p>
      <text:p text:style-name="P84"/>
      <text:p text:style-name="P84">Our armies are met on the field of battle! So begins the battle of Leithghlinn our 5500 against their pitiful 3400…</text:p>
      <text:p text:style-name="P84"/>
      <text:p text:style-name="P84">17 October</text:p>
      <text:p text:style-name="P84"/>
      <text:p text:style-name="P84">We have captured the King’s grandson and driven his <text:span text:style-name="T25">over to wales</text:span> in a shattered retreat. I have ordered the grandson be held in a deep dark dungeon until I decide what best to do with him…</text:p>
      <text:p text:style-name="P84"/>
      <text:p text:style-name="P85">20 November</text:p>
      <text:p text:style-name="P85"/>
      <text:p text:style-name="P85">Laigan is a kingdom without a King! Perhaps I am now their king… Einar is under direct orders to hold the city and county of Laigan over winter. Should Domnall the Merry return he will no doubt land his ships here and we will be able to better resist his return, howeve I deem him a coward who has gone to Wales to die in a bed rather than a field ( not that I would ever go to war but still…)</text:p>
      <text:p text:style-name="P85"/>
      <text:p text:style-name="P16">1140</text:p>
      <text:p text:style-name="P16"/>
      <text:p text:style-name="P85">3 January</text:p>
      <text:p text:style-name="P85"/>
      <text:p text:style-name="P85">At the Christmas feast I declared my intention to rule the Kingdom of Laigan directly. So far I have not heard any sounds of refusal from my wife or the earl of Muaidhe though I would heed their council. From my point of view having the least amount of vassals as possible is essential, especially with so few family members or others who I trust with my life… and land!</text:p>
      <text:p text:style-name="P85"/>
      <text:p text:style-name="P86">7 February</text:p>
      <text:p text:style-name="P86"/>
      <text:p text:style-name="P86">That sneaky rat! Domanll the Rat has landed in northern Ireland by way of Scottland. Einar must break off his watch and meet the King himself…</text:p>
      <text:p text:style-name="P86"/>
      <text:p text:style-name="P86">16 February</text:p>
      <text:p text:style-name="P86"/>
      <text:p text:style-name="P86">Laigan has made it to county Meathe. Einar still has not reached my castle.</text:p>
      <text:p text:style-name="P86"/>
      <text:p text:style-name="P86">17 February</text:p>
      <text:p text:style-name="P86"/>
      <text:p text:style-name="P86"><text:soft-page-break/>Einar rides in today, his army stay outside the walls. He tells me he is needed to the north and cannot stay long (of course I gave him those orders…) And that he is only late because they spent two days destroying and pilliaging the King’s own castle...lovely. Well he sets off just as soon as he arrived and I do have faith and courage that the boy will be victorious. What a life he must be living, in Denmark as nephew of the King im sure he never expected to be a great general at such a young age but here he is Commander Einar leading the largest host of men asembled on our Isle since Cuan the Lion, second largest army in all of Britain.</text:p>
      <text:p text:style-name="P86"/>
      <text:p text:style-name="P86">23 February</text:p>
      <text:p text:style-name="P86"/>
      <text:p text:style-name="P86">Einar has engaged Laigan in Meath near the city of Tara.</text:p>
      <text:p text:style-name="P86"/>
      <text:p text:style-name="P86">28 March</text:p>
      <text:p text:style-name="P86"/>
      <text:p text:style-name="P86">Einar pursues their forces southwards and will soon again be in the du jure Kingdom of Laigain…</text:p>
      <text:p text:style-name="P86"/>
      <text:p text:style-name="P86">22 April</text:p>
      <text:p text:style-name="P86"/>
      <text:p text:style-name="P86">Having pursued the Merry King all the way to the very southern spit of his kingdom in the county of Osraige he engages the tattered Army of Laigan on the fields of Gabhran…</text:p>
      <text:p text:style-name="P86"/>
      <text:p text:style-name="P86"/>
      <text:p text:style-name="P87">7 May</text:p>
      <text:p text:style-name="P87"/>
      <text:p text:style-name="P87">Again the King has escaped. The word at my court is that this battle was very brief and only occurred because Einar pursued him with such vigor that he out ran the men running from their own doom! Now they have scattered. I have ordered Einar to return to castle Laigan…</text:p>
      <text:p text:style-name="P87"/>
      <text:p text:style-name="P87">1 July</text:p>
      <text:p text:style-name="P87"/>
      <text:p text:style-name="P87">The King of Mumu has joined in our cause and invaded the county of Leix. He has relented that I may take the shore but that I honor the decisions of Brian Boru over 100 years ago. Mumu traces his lineage back to Brian as I back to Mail Sechlainn. 100 years ago Mail allowed Brian to rule the southern half of Ireland and after his death it broke apart with too many chiefs to the north along with our family retaining the ancient castle of Cill Dara and the Vikings taking most ownership of Dublin and Meathe. My grandfather who united the county Meathe and created the Kindom of Midde Ireland was wise in his decision NOT to declare himself High King which would have sparked a war between ourselves and Mumu. However Laigan <text:span text:style-name="T26">is decended from simple Irish tribesmen and for his allowence of Scotish troops to cross into his lands I will not consider him in my decisions. I will allow Mumu to take Leix as I have no intention of declaring myself High King. I do belive Mumu is on the same page as I am that Ireland must be kept for the Irish and that the Kaisar can never be allowed to take our fair isle.</text:span></text:p>
      <text:p text:style-name="P87"/>
      <text:p text:style-name="P88">9 August</text:p>
      <text:p text:style-name="P88"/>
      <text:p text:style-name="P88">Today I visited castle Laign. The bishop himself came to see me and I saw with my own eyes the downtrodden and poor gaze with amazement. After my soldiers had been in their city nearly all year they must have feared me, but it was not an evil gaze they hit me with but of wonder. The bishop nearly cried! He declared none greater than I since the days of Brian Boru and brought me a great Kingly Crown naming me High King of all Eire. I accepted the crown and declared that knights from all <text:soft-page-break/>Ireland are invited to a grand tournament to be held in Dublin! The “king of Laigan” is no where to be found and Mumu may take their share of what they feel they need. King of Eire, I suppose this in the new style for my family. We are indeed greater than Meath, or only the “Middle” of our Island now. I am the first high King of Eire in over 100 years: King Mael the second of Midde and First of Eire!</text:p>
      <text:p text:style-name="P88"/>
      <text:p text:style-name="P88">11 August</text:p>
      <text:p text:style-name="P88"/>
      <text:p text:style-name="P88">Upon my return to Dublin I let the festivities begin! I have placed Earl Dub of Muaidhe in charge of the tournement (mostly to make him feel important in my realm) and my wife will be given a great flock of swans! Coleman and the bishop are made commanders of my new Kingdom and Scandal shall be regent and Cupbearer to the King. We are now a royal palace for all the Island and I hope that this great tornement will bring our people together in a new and grand way!</text:p>
      <text:p text:style-name="P88"/>
      <text:p text:style-name="P88">15 August</text:p>
      <text:p text:style-name="P88"/>
      <text:p text:style-name="P88">The people of Tir Chonaill arrived today and swore fealty to the King of Eire. Blessed are these people!</text:p>
      <text:p text:style-name="P88"/>
      <text:p text:style-name="P89">17 August</text:p>
      <text:p text:style-name="P89"/>
      <text:p text:style-name="P89">The people of Airgialla and even as far as Deasmhumhain on the very souther shores of Ireland arrive and swear their alliegience to the High King of Eire!</text:p>
      <text:p text:style-name="P89"/>
      <text:p text:style-name="P89">21 August</text:p>
      <text:p text:style-name="P89"/>
      <text:p text:style-name="P89">Even the earl of Ulaidhe who some short 8 years ago fled to Scottland and started the horrible war which took Cuan from us has arrived and sword alligience to his King! All save Mumu and Laigan have kissed at my rings and eaten at my table. An increadible blessing from God with in no doubt.</text:p>
      <text:p text:style-name="P89"/>
      <text:p text:style-name="P89">8 October</text:p>
      <text:p text:style-name="P89"/>
      <text:p text:style-name="P89">Knights from all Ireland, even some from outside our own Isle have arrived at my court. I had been low key planning on postponing the contests until the spring but these men are ready! I have declared that until Christmas is our great coronation ceremony! Tis time for the world to know the greatness of King Mael of Eire!</text:p>
      <text:p text:style-name="P89"/>
      <text:p text:style-name="P17">1141</text:p>
      <text:p text:style-name="P17"/>
      <text:p text:style-name="P90">9 February</text:p>
      <text:p text:style-name="P90"/>
      <text:p text:style-name="P90">Mumu has accepted that I am high king and he does not challenge my claim. He also supports that my daughter, Aine, the onlyborn of my wife Sinech will succeed me as Queen of Eire. He will not pay me tribute nor fight in my wars as he believes, and I at this point allow, that he is still King of the Southern Isle. More domestically I have come to notice that Coleman is particularly sore with me having been fired from my council and passed over for the nomination of my successor. <text:s/>He is indeed my closest male relative but I believe it to be important for continuity’s sake that only my direct child inherit this new and grand Kingdom. With greater power also comes greater intrigue. Some of the various vassals who have sworn fealty to me on their life would prefer another as High King. By creating this position I have created a position of great power on our Isle that many greedy and ambitious hands do dream to <text:soft-page-break/>climb. For the last 100 years none were powerful enough to believe themselves to be High King (excepting the rash and foolish leaders such as my uncle and adoptive father Ercaid. How un-prepared he would have been had the people of Ulster (northern ireland) came kissing his rings and then plotting to put Laigan on the throne) and certainly none could claim this title by show of force, especially since the days of my grandfather Mael I of Cill Dara where the greatest army of the island was centred on Cill Dara, Meathe, and Dublin. I have been forced to suddenly begin thinking about much more than only my “own people” in the sense I have come to understand it. No longer can I put the interests of Cill Dara, or Meathe, or truly even Dublin (though as my home it must remain a special part of this Kingdom) above those of <text:span text:style-name="T27">even Ulaidhe who I (in my capacity as petty king of Midde) did plot against and wish for their demise. It is easier said than done and I find myself spending much time at church in deep contemplation and conversation with the lord, asking, begging, and praying the way be shown to me. But every day brings no new miracle or sudden revelation to my troubled mind.</text:span></text:p>
      <text:p text:style-name="P90"/>
      <text:p text:style-name="P91">12 March</text:p>
      <text:p text:style-name="P91"/>
      <text:p text:style-name="P91">I have officially organized the northern lands of Ireland into the Duchy of Ulaidh comprising the lands north of Loch Erne and Meathe. I have declared myself and my heirs the rulers of this new duchy making my full name: High-King Mael-Sechlainn of Eire, Duke of Meade, Conachta, and Ulaidh, Keeper of Castle Dublin <text:span text:style-name="T28">and ancient Cill Dara</text:span>, <text:span text:style-name="T28">Liberator</text:span> of Tir Eoghan, <text:span text:style-name="T28">Defender of Ianthar Conachta and Ui Maine, and Lord of Laigan. What a mouth-full!</text:span></text:p>
      <text:p text:style-name="P91"/>
      <text:p text:style-name="P18">1142</text:p>
      <text:p text:style-name="P18"/>
      <text:p text:style-name="P92">12 March</text:p>
      <text:p text:style-name="P92"/>
      <text:p text:style-name="P92">Life certainly does breeze by as King. My days are filled with great entertainment from my court jester and talk of great deeds of heros in far away lands. Queen Orabilia of Scottland has become quite a great power. I may even estimate her as being greater than Olav of England plus she has united her people around a motto of Scottish Nationalism. Olav is Norwegian as any I met, cousin or not. Orabilia has taken back the lands of norther Scotland from the Norwegians who had ruled there for nearly 80 years since the days of the great King Hardrade. <text:span text:style-name="T29">I still fear the Kaisar desires our lands but our united Kingdom of Ireland is nearly double the strength of my old Midde Kingdom and while we could never over power the kaisar himelf I do think our strength will defend our isle from any direct invasion. Besides the rest of Europe see him as greedy and may choose to ally themselves with us. Still the Kingdom of Mumu refuses to see us as their High King. In other (better) news for all of Chrisdom the Fatmid Caliphate of Egypt has nearly collaped, loosing all their influence in northern Africa outside of Egypt and even the Arabian Peninsula has declared independence from the Egyptian Caliph! This was surely brought about by our strong Kingdom of Jerusalem under King Conan “The Sword of the Lord” and Genoa’s African invasion. Meanwhile in Byzantium their Emperor has managed to end the civil wars and brought peace back to the empire. Based out of Asia Minor he still has not managed to push the Seljuk held Rum back but has managed to stop them from coming any closer and more importantly has unified the empire into something that once again keeps our good european chirstians sleeping easier at night.</text:span></text:p>
      <text:p text:style-name="P85"/>
      <text:p text:style-name="P93">29 July</text:p>
      <text:p text:style-name="P93"/>
      <text:p text:style-name="P93"><text:soft-page-break/>What horrible news! Rum has declared a Jihad against Genoa’s Africa! Seeing their opprotunity to gain where the Fatmid’s have lost they move to strike possibly this winter. I can only pray that our brothers in the faith are able to withhold.</text:p>
      <text:p text:style-name="P93"/>
      <text:p text:style-name="P94">25 August</text:p>
      <text:p text:style-name="P94"/>
      <text:p text:style-name="P94">I was informed today that the once defeated Earl of Ulaidhe was plotting to usurp all the Duchy of Ulaidhe from me! I had him thrown into our deepest dungeon. Here he will stay until I decide what to do with him… My daughter has become quite paranoid these days as well. And perhaps with good reason. She is still to this day, my only heir and the people of Osriage have come under the influence of the great Scottish Queen. She will have a very unstable rule indeed.</text:p>
      <text:p text:style-name="P94"/>
      <text:p text:style-name="P94">27 August</text:p>
      <text:p text:style-name="P94"/>
      <text:p text:style-name="P94">Under the due suspicion of my trusted spies I had two further arrests made today. The countess of Airgialla and Coleman the bishop. Both had been undoubtdly speaking in support of replacing me with various other names, the specifics are not important to me. I may have reacted a bit heavy handidly. Could Aine’s paranoia be getting to me? Certainly not! I am simply making bold decisions as a bold leader and I cannot risk letting the vassals learn to step all over their King. I will attempt to take their titles from them but I do not want to risk any more Irish Civil War.</text:p>
      <text:p text:style-name="P94"/>
      <text:p text:style-name="P95">23 December</text:p>
      <text:p text:style-name="P95"/>
      <text:p text:style-name="P95">In order to bring more security to my daughter’s eventual reign I have proceeded with an invasion of Osriage. The Scottish can not claim it their own (yet) and if I am victorious it will ensure they never will!</text:p>
      <text:p text:style-name="P95"/>
      <text:p text:style-name="P19">1143</text:p>
      <text:p text:style-name="P19"/>
      <text:p text:style-name="P95">2 January</text:p>
      <text:p text:style-name="P95"/>
      <text:p text:style-name="P95">War maps did cover my Christmas dinner, again. Einar marches south to Osriage where he will meet with soldiers of Cill Dara and Conachta. My forces of Ulaidhe will protect our northern approaches should Scottland herself decide to intervene.</text:p>
      <text:p text:style-name="P95"/>
      <text:p text:style-name="P96">10 January</text:p>
      <text:p text:style-name="P96"/>
      <text:p text:style-name="P96">Einar has arrived and attacked Osriage arriving the night after Cill Dara.</text:p>
      <text:p text:style-name="P96"/>
      <text:p text:style-name="P96">21 January</text:p>
      <text:p text:style-name="P96"/>
      <text:p text:style-name="P96"><text:s/>The men of Ulaidhe have established a beachhead on Scottland in the county of Galloway! Einar has nearly ended active resistance against our occupation.</text:p>
      <text:p text:style-name="P96"/>
      <text:p text:style-name="P96">31 January</text:p>
      <text:p text:style-name="P96"/>
      <text:p text:style-name="P96"><text:soft-page-break/>The rebel’s armies have been driven from our Island! I have sent the Soldiers of the Shannon to muster in Ulaidhe as I now expect them to launch an invasion. Scottland does not seem to mind our invasion of Osriage.</text:p>
      <text:p text:style-name="P96"/>
      <text:p text:style-name="P96">8 April</text:p>
      <text:p text:style-name="P96"/>
      <text:p text:style-name="P96">Landing in Laigan the enemy forces were met and repelled by Einar’s strong men of Dublin, though we did suffer substantial casualties…</text:p>
      <text:p text:style-name="P96"/>
      <text:p text:style-name="P97">20 July</text:p>
      <text:p text:style-name="P97"/>
      <text:p text:style-name="P97">Another invasion succesfully destroyed by Einar. I have sent word to the Queen of Scottland herself declaring we have no interest in her lands and if she will respect us we will be good neighbors.</text:p>
      <text:p text:style-name="P97"/>
      <text:p text:style-name="P98">28 July</text:p>
      <text:p text:style-name="P98"/>
      <text:p text:style-name="P98">Queen Orabilia has agreed to my proposal. She described her own pains at dealing with German Intrusion into our islands and has even agreed to invade the lands that the rebels were using to cross into Ireland. As long as our families rule, she said, we will know peace with eachother, respecting our mutual need for national pride and peace!</text:p>
      <text:p text:style-name="P98"/>
      <text:p text:style-name="P98">1 September</text:p>
      <text:p text:style-name="P98"/>
      <text:p text:style-name="P98">I have made Einar my commander, husband of my daughter, and future Queen-Consort of Eire the Duke of Ulaidhe! He has proven himself of extreme loyalty and competence in his service to my army in the last 6 years since arriving at my court. He has fought <text:span text:style-name="T31">on behalf of our people valiantly over nearly the entire Isle defeating rebels and the late “King of Laigan!” I trust him to do an entirely up-right job and he swears he will do anything in his power to serve my endevours. Making him a powerful vassal of the King of Eire will help ensure a smoother transition for my daughter when her time comes…</text:span></text:p>
      <text:p text:style-name="P98"/>
      <text:p text:style-name="P99">7 December</text:p>
      <text:p text:style-name="P99"/>
      <text:p text:style-name="P99">My realm feels much more secure now. I feel I have made the right moves and shown my realm the exactl amount of power I have when I choose to flex. Mumu still will not bend the knee but I do not desire a long and drawn out war for them at this time. If I should survive until 1150 <text:span text:style-name="T32">perhaps but I am worried my men are long exausted from so many battles these last few years. I may resolve to build a second castle here near Dublin to expand my military might. Cuan would be of great use to me these days, we’ve seen more days of war since he has gone than we saw while the Lion still lurked in my den!!</text:span></text:p>
      <text:p text:style-name="P99"/>
      <text:p text:style-name="P20">1144</text:p>
      <text:p text:style-name="P20"/>
      <text:p text:style-name="P100">6 February</text:p>
      <text:p text:style-name="P100"/>
      <text:p text:style-name="P100">I have heard talk that the people prefer to refer to Einar as “Prince of Ireland.” Has he become too powerful? He still trusts me absolutely but his power and prestige are surely greater than my daughter Aine’s… Perhaps its not such a bad thing to allow him to be King after me. After all he has shown his <text:soft-page-break/>dedication to our Kingdom. But he’s from Denmark! What is better a loyal Dane on the Irish thrown or my own useless and spoiled daughter, true heir to the dynasty of Mael the Wise by myself and my uncle Ercaid the Cruel.</text:p>
      <text:p text:style-name="P100"/>
      <text:p text:style-name="P101">5 March</text:p>
      <text:p text:style-name="P101"/>
      <text:p text:style-name="P101">I have made my wife Sinech Duchess of Mide. An honory title in every sense of the word but now she may have an equel voice to dispute that of Einar should a confrontation arise. This is only a protective measure, he is still very pleased with me.</text:p>
      <text:p text:style-name="P101"/>
      <text:p text:style-name="P101">8 April</text:p>
      <text:p text:style-name="P101"/>
      <text:p text:style-name="P101">It is a miracle! Sinech told me this morning she believes she is pregnant. That God told her in a dream she now bares the future King of Ireland. Praise be to God! Aine was shaping up to be quite a most innefective leader.</text:p>
      <text:p text:style-name="P101"/>
      <text:p text:style-name="P101">20 April</text:p>
      <text:p text:style-name="P101"/>
      <text:p text:style-name="P101">I have noticed Sinech has not been herself lately. I have gently suggested she go away on holiday to bare our child (son! Plz) in privacy and peace. She may of course make up her own mind though. At 42 I hope this child does not kill her…</text:p>
      <text:p text:style-name="P101"/>
      <text:p text:style-name="P101">23 April</text:p>
      <text:p text:style-name="P101"/>
      <text:p text:style-name="P101">Sinech relented she has been under quite a bit of stress. A vacation away sounds most pleasant for her. I have made the necessary preparations that she be kept safe and comfortable while away…</text:p>
      <text:p text:style-name="P101"/>
      <text:p text:style-name="P102">20 August</text:p>
      <text:p text:style-name="P102"/>
      <text:p text:style-name="P102">A wonderful man who goes by “The Bard” has arrived at my castle and agreed to help me put the finishing touches on my long work about my great-grandfather Conchobar the “Evil Earl of Cill Dara” How wonderful!</text:p>
      <text:p text:style-name="P102"/>
      <text:p text:style-name="P102">2 October</text:p>
      <text:p text:style-name="P102"/>
      <text:p text:style-name="P102">I hear that Genoa stands strong against their Jihad! In worse news Konan “The Sword of the Lord” has been forced to fall back and stands at risk of loosing the Oultrejordain to the south east of the great Dead Sea.</text:p>
      <text:p text:style-name="P102"/>
      <text:p text:style-name="P103">7 November</text:p>
      <text:p text:style-name="P103"/>
      <text:p text:style-name="P103">My son was born today. I named him Cuan, what else could he be named? After my father and then my brother-in-law. I declared him my intended successor. He does seem a bit deformed… I pray to God he survives.</text:p>
      <text:p text:style-name="P103"/>
      <text:p text:style-name="P103">8 November</text:p>
      <text:p text:style-name="P103"/>
      <text:p text:style-name="P103">At long last after decades of praying my son is now with us on Earth! I feel this chapter of my life is finnaly complete with a male successor now alive. We will only need to raise him now… a much more <text:soft-page-break/>difficult task haha. I have resolved to improve my education and finish my work on Conchobar before he comes of age!</text:p>
      <text:p text:style-name="P103"/>
      <text:p text:style-name="P103">16 November</text:p>
      <text:p text:style-name="P103"/>
      <text:p text:style-name="P103">I can say with relief that our Kingdom has become one of three roughly equal powers on the British Isles. <text:span text:style-name="T33">Our men are the most warlike but I am hesitant to say we are the most powerful. Queen Orabilia in Scottland managed to reuinify her lands from the Norwegians ending the rule of Vikings in Scottland (an amazing feat) while Olav has been gradually slipping from his ties in Norway proper. The result is that Norwegians are not as welcome in Britain as they were when I was born. Though the King of England speaks norwegian his neighbors, his vassals, AND his own kinsmen dislike him. He is my cousin and I still support him being on the throne of England as he does represent a nice mix of old and new plus he has made a real effort to become a real English-man (Living in Cumberland not-withstanding) Meanwhile in more domestic matters I have solidified my rule and now can rest assured that someone in my direct family will inherit my throne wheter Aine, Cuan (My own preference) or even Eianar I have complete confidence in their will to preserve my dynasty and ensure Ireland remains prosperous until our final day of judgement.</text:span></text:p>
      <text:p text:style-name="P103"/>
      <text:p text:style-name="P21">1145</text:p>
      <text:p text:style-name="P21"/>
      <text:p text:style-name="P104">26 February</text:p>
      <text:p text:style-name="P104"/>
      <text:p text:style-name="P104">My german spy has detailed to me Italian heavy infantry tactics and matters regarding Italian city structure. I must make my kingdom more modernized and effective!</text:p>
      <text:p text:style-name="P104"/>
      <text:p text:style-name="P104">19 April</text:p>
      <text:p text:style-name="P104"/>
      <text:p text:style-name="P104">Sinech has been a right bitch since Cuan was born. Her temper has been short and hot. I had a talk with her about it today and she agreed she was being rather rash. She is worried about our son and just and afraid of our daughter taking the thrown as I am. She has agreed to try and be more temperate. Thank heavens!</text:p>
      <text:p text:style-name="P104"/>
      <text:p text:style-name="P105">4 July</text:p>
      <text:p text:style-name="P105"/>
      <text:p text:style-name="P105">Dublin has been growin at a wondeful speed! My city is now indeed grand and I am formalizing my plans to build a second castle structure to improve the power of our armies. Olav has taken Ill and with our power unchecked by war at the moment none would deny that our armies of Ireland are indeed the greatest in all of Britain. Today is a proud day for me, my family, and my people.</text:p>
      <text:p text:style-name="P105"/>
      <text:p text:style-name="P105">20 September</text:p>
      <text:p text:style-name="P105"/>
      <text:p text:style-name="P105">Sinech has been taking a more active role in the political doings of our Kingdom of late. I welcome her at my work table. Perhaps in the past I disregarded her counsel but now I have come to appreciate my wife and cousin more and more. I remember the wish of Ercaid that we were to be equals on the throne and though that still has not come to pass our realm is indeed wonderful now and she is always welcome to speak her mind and I will heed her counsel..</text:p>
      <text:p text:style-name="P101"/>
      <text:p text:style-name="P106">27 September</text:p>
      <text:p text:style-name="P106"><text:soft-page-break/></text:p>
      <text:p text:style-name="P106">My wife may be a better strategist than I am! We both have more respect for eachother over the last past week than perhaps ever before in our relationship and her ideas have led to promising groudwork being laid for our brave soldiers and commanders in the training and drilling of flanking manouvers!</text:p>
      <text:p text:style-name="P106"/>
      <text:p text:style-name="P22">1146</text:p>
      <text:p text:style-name="P22"/>
      <text:p text:style-name="P107">20 April</text:p>
      <text:p text:style-name="P107"/>
      <text:p text:style-name="P107">A young woman approached me for sex today. I turned her down, it would devestate Sinech to find out.. Orabilia has invaded the isle of Mann further eroding the viking influence on our isles!</text:p>
      <text:p text:style-name="P107"/>
      <text:p text:style-name="P108">28 June</text:p>
      <text:p text:style-name="P108"/>
      <text:p text:style-name="P108">Horrible news! Rum has swept through the central mediteranean and has occupied much of easter africa, several small islands and even begun raiding along Genoa in Italy! God forbit muslims in Italy!!! The kaisar himself has sent men to defend europe!</text:p>
      <text:p text:style-name="P108"/>
      <text:p text:style-name="P108">31 August</text:p>
      <text:p text:style-name="P108"/>
      <text:p text:style-name="P108">Queen Aldonza’s tale has reached my court. She returned from the crusade of 1127 a great hero with the sword of the cross and attempted to unite Galicia, Leon, <text:span text:style-name="T34">Aragorn,</text:span> and her own kingdom of Castille. So intense was the war <text:span text:style-name="T34">and so deadly (not to mention the threat to the rest of europe should hispania be united) that the pope excommunicated her and her own lover (a low duke of her native Castille) did betray her to her doom defeating her and executing her entire army(for which he was also excommunicated), leaving her his vassal and duchess of Toledo. However she has also borne a son by the King of Aragorn who will be one day King of Aragorn and Duke of Toledo who may again try to unite Hispania. Time can only tell but her story is indeed great, greater than mine!</text:span></text:p>
      <text:p text:style-name="P108"/>
      <text:p text:style-name="P109">14 October</text:p>
      <text:p text:style-name="P109"/>
      <text:p text:style-name="P109">My twenty year jubilee Ahh how the time flies! I remember it like it was only yesterday Ercaid always beating me and Sinech saying we were ungrateful and did not deserve his petty kingdom of Midde. That Cuan was stronger and better fit to be King, time has shown me that he was indeed a cruel man. Cuan, oh how I miss thee still… I remember the look on your father’s face when he told me I would indeed succeed him, after you threatened him with war or worse should he disobey God and the laws. You too Cuan were of a hot temper. How could I forget your quickness to invade Conachta? Surely without your preemptive strike I would never have been King. And now the people are indeed happier, safer, and stronger while we are united. God how many have had to die though to reach where we are now? Conachta, Tir Eoghan, Muaidhe, Scottland, the rebels of Muaidhe, Laigan, and most recently Osriage. So many it’s hard to even count. A true pity but now looking back on 20 years I am respected and won renown throughout the British Isles even to France, and the Kaisar has stopped seeking our Isle (as actively as he was ten years ago at least) I am looking forward to further securing our position of power in the British Isels and cementing my legacy as the founder of a Grand Dynasty: High Kings of Ireland!</text:p>
      <text:p text:style-name="P109"/>
      <text:p text:style-name="P109">21 October</text:p>
      <text:p text:style-name="P109"/>
      <text:p text:style-name="P109"><text:soft-page-break/>My 50<text:span text:style-name="T17">th</text:span> birhtday. God who is this old man looking back on me??</text:p>
      <text:p text:style-name="P109"/>
      <text:p text:style-name="P110">19 December</text:p>
      <text:p text:style-name="P110"/>
      <text:p text:style-name="P110">Watching some birds this morning I have decided to learn about flying contraptions!!</text:p>
      <text:p text:style-name="P110"/>
      <text:p text:style-name="P110"/>
      <text:p text:style-name="P23">1147</text:p>
      <text:p text:style-name="P23"/>
      <text:p text:style-name="P110">6 January</text:p>
      <text:p text:style-name="P110"/>
      <text:p text:style-name="P110">I have decided that the final loose end to be done up in my life is to unite, by force if neccesary, Ireland. If I should die and already the island is splintered by some claiming decent to Brian Boru and others to Mail-Sechlainn by Mael of Eire this further weakens my heirs claim on the island itself. This spring we will march on Mumu and demand concessions…</text:p>
      <text:p text:style-name="P110"/>
      <text:p text:style-name="P110">22 January</text:p>
      <text:p text:style-name="P110"/>
      <text:p text:style-name="P110">I have begun construction of my flying contraption!</text:p>
      <text:p text:style-name="P110"/>
      <text:p text:style-name="P110">27 February</text:p>
      <text:p text:style-name="P110"/>
      <text:p text:style-name="P110">I have decided it would be unwise to test-fly my contraption myself. I have selected a royal flying dog to be my test dummy!</text:p>
      <text:p text:style-name="P110"/>
      <text:p text:style-name="P111">4 March</text:p>
      <text:p text:style-name="P111"/>
      <text:p text:style-name="P111">I have been severelly wounded by the attempted flight – Court Doctor</text:p>
      <text:p text:style-name="P111"/>
      <text:p text:style-name="P111">9 March</text:p>
      <text:p text:style-name="P111"/>
      <text:p text:style-name="P111">What did I learn? Man cannot fly.</text:p>
      <text:p text:style-name="P111"/>
      <text:p text:style-name="P111">14 March</text:p>
      <text:p text:style-name="P111"/>
      <text:p text:style-name="P111">I called my commanders and councilers to my bedchamber today and told them of my intentions for an invasion of Mumu begging on our day of St. Patrik with the goal of uniting the Island. They have begun all necessary preparations.</text:p>
      <text:p text:style-name="P111"/>
      <text:p text:style-name="P111">29 March</text:p>
      <text:p text:style-name="P111"/>
      <text:p text:style-name="P111">I am informed that our armies are met and already the Army of Dublin and Cill Dara occupies Leix. Wonderful News and God willing this war does not become too drawn out…</text:p>
      <text:p text:style-name="P111"/>
      <text:p text:style-name="P111">14 April</text:p>
      <text:p text:style-name="P111"/>
      <text:p text:style-name="P111"><text:soft-page-break/>Finally I have healed and look another scar! A grand army of Mumu has crossed into Conachta on the western banks of the Shannon and engaged the Soldiers of the Shannon. We are outnumbered and I sent for all soldiers to cross the great river and save the day!</text:p>
      <text:p text:style-name="P111"/>
      <text:p text:style-name="P112">28 April</text:p>
      <text:p text:style-name="P112"/>
      <text:p text:style-name="P112">Scandal the old Bishop, my chancellor and regent, has passed away. I have sent for the defeated son of Tagd earl of Muaidhe to serve as my new chancellor. He will be sent to Mumu to make us look good! Our soldier do fight viciously on the west banks of the Shannon.</text:p>
      <text:p text:style-name="P112"/>
      <text:p text:style-name="P112">10 May</text:p>
      <text:p text:style-name="P112"/>
      <text:p text:style-name="P112">The soldiers of Mumu do scatter before our grand army! The greatest ever assembled in Ireland! We will now occupy their lands and force their people into our service..</text:p>
      <text:p text:style-name="P112"/>
      <text:p text:style-name="P112">29 June</text:p>
      <text:p text:style-name="P112"/>
      <text:p text:style-name="P112">Mumu fled to Wales where they re-grouped and now landed in Laigan. I have sent for Einar to meet and destroy them before they may reach my castle!</text:p>
      <text:p text:style-name="P112"/>
      <text:p text:style-name="P112">3 August</text:p>
      <text:p text:style-name="P112"/>
      <text:p text:style-name="P112">The forces of Mumu are forced back into the wilderness of Leix. Eianar will pursue them.</text:p>
      <text:p text:style-name="P112"/>
      <text:p text:style-name="P113">1 September</text:p>
      <text:p text:style-name="P113"/>
      <text:p text:style-name="P113">The cowards have flown to Wales again! Einar will set up defenses in Laigan while the Soldiers of Dublin and the Shannon will continue to occupy Mumu!</text:p>
      <text:p text:style-name="P113"/>
      <text:p text:style-name="P113">2 November</text:p>
      <text:p text:style-name="P113"/>
      <text:p text:style-name="P113">We managed to find the hiding place of the royal family! Haha! We have captured and thrown into prison the wife and son of the heir to Mumu, as well as the Kings brother, sister in law, and the Queen! I cannont decide if I should kill them now or not, they are traitiors after all...but for now they will stay in my dungeon and suffer!</text:p>
      <text:p text:style-name="P113"/>
      <text:p text:style-name="P113">9 November</text:p>
      <text:p text:style-name="P113"/>
      <text:p text:style-name="P113">The King of Mumu crosses into Ulaidhe from Galloway. Einar is on his way to meet them!</text:p>
      <text:p text:style-name="P113"/>
      <text:p text:style-name="P114">6 December</text:p>
      <text:p text:style-name="P114"/>
      <text:p text:style-name="P114">Mumu hides in the hills of Ulaidhe, he does not dare march on our great castles as we do on his. Einar will root him out. The good old commander Iderneth has passed away and I have promoted one of the veterans of the Shannon to be his replacement.</text:p>
      <text:p text:style-name="P114"/>
      <text:p text:style-name="P24">1148</text:p>
      <text:p text:style-name="P24"/>
      <text:p text:style-name="P114"><text:soft-page-break/>3 January</text:p>
      <text:p text:style-name="P114"/>
      <text:p text:style-name="P114">I had all of them killed. The King’s family that is. I have shown him that to not show fealty to me is treason greatly punishable. I left only his son’s wife alive as she is Muirigel’s daughter sister of Olav and I do not want to anger England, this fight is between me and the other “king” of ireland only.</text:p>
      <text:p text:style-name="P114"/>
      <text:p text:style-name="P115">17 May</text:p>
      <text:p text:style-name="P115"/>
      <text:p text:style-name="P115">Some 200 men protect the King and his son. Einar promises to me he will find and kill them.</text:p>
      <text:p text:style-name="P115"/>
      <text:p text:style-name="P115">9 June</text:p>
      <text:p text:style-name="P115"/>
      <text:p text:style-name="P115">With Orabilia’s permission Einar chases the King through Scottland.</text:p>
      <text:p text:style-name="P115"/>
      <text:p text:style-name="P115">29 August</text:p>
      <text:p text:style-name="P115"/>
      <text:p text:style-name="P115">Sincech is worried I’ve been eating too much. I listen to her, I have been particularly stressed of late. Mumu sued for peace and Orabilia advised I agree… I have agreed to end hostilities in exchange for tribute and soldiers for my realm. He will be allowed to rule in Leix, <text:span text:style-name="T35">Urmhumhain, and Locha Lein. He has married a new welsh woman, a step down from his executed wife. The prince’s wife is still in my dungeons where she will stay.<text:line-break/></text:span></text:p>
      <text:p text:style-name="P116">28 September</text:p>
      <text:p text:style-name="P116"/>
      <text:p text:style-name="P116">I am glad to have listend to Sinech’s advice. I must remain healthy and stron<text:span text:style-name="T36">g</text:span>, I want to see Cuan grow up and ensure a smooth transition. I have made him Earl of Osriage at only 3 years old!</text:p>
      <text:p text:style-name="P116"/>
      <text:p text:style-name="P27">1149</text:p>
      <text:p text:style-name="P27"/>
      <text:p text:style-name="P130"/>
      <text:p text:style-name="P113"/>
      <text:p text:style-name="P116">1 March</text:p>
      <text:p text:style-name="P116"/>
      <text:p text:style-name="P117">Now the petty king of Mumu does not pay quite as much as I had hoped, but still more than before. I have become Earl of Taudham and allowed him to live, mostly as a concession to Orabilia and to better keep the peace in souther Ireland, where they had been quite accustomed to believing themselves under a “seperate but equal high king.’ They, along with their “king” understand that the true one and only High King is none other than myself with all other counts, earls, or <text:s/>“kings” under and subserviant to the one, me. I am glad to have our lands at peace once more and while I do not fear the leader of Munster I am still worried that as long has he and his heirs live they present a small <text:s/>but constant threat to our kingdom. They are indeed decended from Brian Boru who successfully led the independence movement of souther Ireland. We cannot allow another movement like his to transpire. Cuan’s conditino has certainly imroved and I now expect him to survive to adulthood. Having reached nearly 4 and a half years of age <text:span text:style-name="T37">his health has improved much. Though his hunched back has become more pronounced, he is indeed deformed. But what am I to choose, his sister who has no interest in any matters pertaining to our kingdom or my only son the deformed Cuan prince of Eire. I pray for a long life…</text:span></text:p>
      <text:p text:style-name="P117"/>
      <text:p text:style-name="P117"><text:soft-page-break/></text:p>
      <text:p text:style-name="P118">11 March</text:p>
      <text:p text:style-name="P118"/>
      <text:p text:style-name="P118">I have planted several spies in the company of Laisren the descendant of Brian Boru. If I cannot destroy his claims through warfare perhaps a more subtle attack is needed to subdue these dangerous claimants to my throne…</text:p>
      <text:p text:style-name="P118"/>
      <text:p text:style-name="P119">22 May</text:p>
      <text:p text:style-name="P119"/>
      <text:p text:style-name="P119">My councilor has succeeded in having Laisren declred incapable to rule! He will remain their “petty king” in name only and his son Fearghus has taken over as regent. I still have Fearghus’ wife in my dungeon so I have a great amount of leverage over the boy.</text:p>
      <text:p text:style-name="P119"/>
      <text:p text:style-name="P120">11 July</text:p>
      <text:p text:style-name="P120"/>
      <text:p text:style-name="P120">I have begun construction of a new castle near my royal palace in Dublin. This new holding will serve to further strengthen our military power in Ireland.</text:p>
      <text:p text:style-name="P120"/>
      <text:p text:style-name="P25">1150</text:p>
      <text:p text:style-name="P25"/>
      <text:p text:style-name="P121">11 January</text:p>
      <text:p text:style-name="P121"/>
      <text:p text:style-name="P121">Fearghus has had his father murdered! Though I dissaproved of the old man myself I cannot allow such a grave affront to the laws of God on my Island where I am High King. I have said “enough is enough” and now must act to declare myself the King of Mumu as well as all Ireland. Very few Irish oppose me in this new conflict as after ten years it is clear I am the High King of all Ireland!</text:p>
      <text:p text:style-name="P121"/>
      <text:p text:style-name="P122">15 February</text:p>
      <text:p text:style-name="P122"/>
      <text:p text:style-name="P122">Coleman, the old bishop, former commander, and traitor to my throne died in my dungeons last night. It’s a pity that he couldt be of better service to me. His brother Talorc is in Leix leading a peacekeeping mission there while his son Donnchad is become my new tax collector and is currently overseeing the construction of my new castle in coutny Dublin. His family is indeed my family though decended from traitors he will not be buried with honor, his siblings and children have a chance to be honored should they continue living and serving loyally…</text:p>
      <text:p text:style-name="P122"/>
      <text:p text:style-name="P122">6 March</text:p>
      <text:p text:style-name="P122"/>
      <text:p text:style-name="P122">Oh hell! My head is screaming in pain! <text:span text:style-name="T38">My bones are shaking. My fever is so high! My God I have fallen quite ill. God please save me! I dont want to die!</text:span></text:p>
      <text:p text:style-name="P122"/>
      <text:p text:style-name="P123">11 May</text:p>
      <text:p text:style-name="P123"/>
      <text:p text:style-name="P123">I cannot even stand to listen to the war reports. I leave Sinech as regent and my Queen. If I die, she will have to steward over the land and make all the important decisions!</text:p>
      <text:p text:style-name="P123"/>
      <text:p text:style-name="P124">30 May</text:p>
      <text:p text:style-name="P124"/>
      <text:p text:style-name="P124"><text:soft-page-break/>I am informed that the people of Mumu hail me as their High King! Fearghus was thought to be captured and exectuted but still some belive this to be a body double, he is a known trickster, and that he hides somewhere in the hills and forests of Leix. I am not concerened, and I feel my time has passed God please either kill me or let this illness pass!</text:p>
      <text:p text:style-name="P124"/>
      <text:p text:style-name="P125">28 October</text:p>
      <text:p text:style-name="P125"/>
      <text:p text:style-name="P126">I am still not feeling well, quite ill as it were, but laying in bed for 6 months has been extremely boring! I learned about the great civil war in France between the young King Rorgan and the Duke of Picarde. The last King of France Phillipe II was killed during the Kaisar’s <text:span text:style-name="T39">invasion of Holland (which resulted only in the conquest of the islands to the north of Flanders) and his young son Rorgan inherited France. Rorgan was seen as too young and inexperienced to deal with the countries problems (whose power had been waning, though they held the duchy of valencia and some western mediteranian isles they were especially threatened by a unified spain (ala Queen Aldonza) and the power hungry Kaisar. Picarde managed to seperate his cause leading most of Northern France with him in their revolt and now all but Paris north of Aquitane is under his power. Even now Rorgan tries his best to defend Paris but at only 17 years old it seems dismal. To make matters worse for our continental friends in the faith the people of southern France do not respect the Duke of Picarde so even if he is victorious it will likely leave the old kingdom of France splintered in two! Making it even easier for the Kaisar to gobble up western Europe. However the Kaisar has proven himself at least not evil in his support for Genoa during their defense from the jihadis. Rum has already fallen back and nearly declared an end to their attacks on Africa and Italy. Worse news is that the Kingdom of Jerusalem under Konan the “Sword of the Lord” has nearly crumbled. Egyptians and internal strife (egged on by the knights templar) have destroyed the might that once was Jerusalem and I fear that the holy land is now all but lost… It seems another crusade will be inevitable..</text:span></text:p>
      <text:p text:style-name="P126"/>
      <text:p text:style-name="P28">1151</text:p>
      <text:p text:style-name="P28"/>
      <text:p text:style-name="P131">8 January</text:p>
      <text:p text:style-name="P131"/>
      <text:p text:style-name="P131">Though I am still ill this new years was a time of celebration. The pope announcd that Africa was safely in the hands of christian Genoa and even thanked the Kaisar for his assistance. Slow fever is reported in the court of Olav in Cumberland and I am still feeling like shit!</text:p>
      <text:p text:style-name="P131"/>
      <text:p text:style-name="P132">25 March</text:p>
      <text:p text:style-name="P132"/>
      <text:p text:style-name="P132">After a year I do finally feel like myself again! A wonderful feeling. Praise be to God!</text:p>
      <text:p text:style-name="P132"/>
      <text:p text:style-name="P132">12 April</text:p>
      <text:p text:style-name="P132"/>
      <text:p text:style-name="P132">Einar was struck by an arrow to the knee at a training exercise today. He has asked to remain my marshall but he will certainly not be doing as well of a job as he used to… what a pity. Aine told me that she has remained celebate since her marriage as she does not long for Einar in a sexual way...God what a disgrace she is and thank God for Cuan’s miraculous birth hunchback or not.</text:p>
      <text:p text:style-name="P132"/>
      <text:p text:style-name="P133">4 July</text:p>
      <text:p text:style-name="P133"/>
      <text:p text:style-name="P133"><text:soft-page-break/>Queen Orabilia of Scottland has passed away. The son of her cousin, Radulf, has been crowned King of Scottland. He imidiatly contaced me with graces and asking for a number of my courtiers to join his family in marriage. Of course I sent them to his castle along with my warm welcom and regards. Radulf must have murdered his way to the throne but now that he is there it is best for me to pursue a policy of friendship with him as we do not want enemies for neighbors on our happy isle.</text:p>
      <text:p text:style-name="P133"/>
      <text:p text:style-name="P134">2 November</text:p>
      <text:p text:style-name="P134"/>
      <text:p text:style-name="P134">The commander of the Soldiers of the Shannon came to my court troubled by Einar’s position as head of the Army. “He cant even run” he said. I made him my new commander and relieved Einar of his duties… I am sad to do it after all he seved me faithfully for 15 years but if we are to be a great military power we must have great military leaders. Besides im sure Einar will be happy to spend more time relaxing in his grand duchy of Ulaidhe!</text:p>
      <text:p text:style-name="P134"/>
      <text:p text:style-name="P134">5 December</text:p>
      <text:p text:style-name="P134"/>
      <text:p text:style-name="P134">Sad news from Jerusalem. Konan has been defeated and exiled himself back to his native Breizh. The holy city is helf by Egyptians while the knights templar hold up a Swedish Princess on the coast as a last stronghold of Christdom in the holy land. The crusade of 1127 has failed after 25 years. When will the pope call for another? Our men are ready!</text:p>
      <text:p text:style-name="P134"/>
      <text:p text:style-name="P135">25 December</text:p>
      <text:p text:style-name="P135"/>
      <text:p text:style-name="P135">On Christmas Day I have sent for a young relative of William the Conqueror to join my court and help me to make the vassals happier.</text:p>
      <text:p text:style-name="P135"/>
      <text:p text:style-name="P29">1152</text:p>
      <text:p text:style-name="P29"/>
      <text:p text:style-name="P138">20 January</text:p>
      <text:p text:style-name="P138"/>
      <text:p text:style-name="P138">Mael, High King of Eire, Died peacefully in his sleep at the age of 55. A shining example of a great and diligent King who never slept in his constant service to his people and country. His young son Cuan only 7 years old was crowned “King of Ireland” and his mother Queen Sinech will rule as regent until Cuan comes of age. Long live King Cuan of Ireland!</text:p>
      <text:p text:style-name="P117"/>
      <text:p text:style-name="P116"/>
      <text:p text:style-name="P109"/>
      <text:p text:style-name="P109"/>
      <text:p text:style-name="P109"/>
      <text:p text:style-name="P109"/>
      <text:p text:style-name="P101"/>
      <text:p text:style-name="P96"/>
      <text:p text:style-name="P96"/>
      <text:p text:style-name="P85"/>
      <text:p text:style-name="P84"/>
      <text:p text:style-name="P84"/>
      <text:p text:style-name="P80"/>
      <text:p text:style-name="P74"/>
      <text:p text:style-name="P74"><text:soft-page-break/></text:p>
      <text:p text:style-name="P65"/>
      <text:p text:style-name="P64"/>
      <text:p text:style-name="P60"/>
      <text:p text:style-name="P60"/>
      <text:p text:style-name="P57"/>
      <text:p text:style-name="P57"/>
      <text:p text:style-name="P26"/>
      <text:p text:style-name="P50"/>
      <text:p text:style-name="P50"/>
      <text:p text:style-name="P44"/>
      <text:p text:style-name="P42"/>
      <text:p text:style-name="P42"/>
      <text:p text:style-name="P41"/>
      <text:p text:style-name="P41"/>
      <text:p text:style-name="P37"/>
      <text:p text:style-name="P37"/>
      <text:p text:style-name="P33"/>
      <text:p text:style-name="P33"/>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8T07:21:57.702698989</meta:creation-date>
    <dc:date>2019-05-12T12:29:47.544511966</dc:date>
    <meta:editing-duration>P1DT17H8M33S</meta:editing-duration>
    <meta:editing-cycles>23</meta:editing-cycles>
    <meta:generator>LibreOffice/6.1.5.2$Linux_X86_64 LibreOffice_project/10$Build-2</meta:generator>
    <meta:document-statistic meta:table-count="0" meta:image-count="0" meta:object-count="0" meta:page-count="35" meta:paragraph-count="500" meta:word-count="15899" meta:character-count="83878" meta:non-whitespace-character-count="68381"/>
  </office:meta>
</office:document-meta>
</file>